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17d85"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17d85"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paragraph-rsid="00117d85"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17d85"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officeooo:paragraph-rsid="000ab3b7"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9" style:family="paragraph" style:parent-style-name="Standard">
      <style:paragraph-properties fo:margin-left="0in" fo:margin-right="0in" fo:text-align="justify" style:justify-single-word="false" fo:text-indent="0.1965in" style:auto-text-indent="false"/>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language="en" fo:country="US"/>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justify"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17d85"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126f6e" officeooo:paragraph-rsid="00126f6e" style:font-style-asian="normal" style:font-style-complex="normal"/>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0ab3b7"/>
    </style:style>
    <style:style style:name="T13" style:family="text">
      <style:text-properties fo:language="ru" fo:country="RU" officeooo:rsid="000e331c"/>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background-color="transparent" loext:char-shading-value="0"/>
    </style:style>
    <style:style style:name="T32" style:family="text">
      <style:text-properties fo:color="#ff6600"/>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color="#3399ff"/>
    </style:style>
    <style:style style:name="T92" style:family="text">
      <style:text-properties fo:font-size="14pt" fo:language="en" fo:country="US" fo:font-weight="bold" style:font-size-asian="14pt" style:font-weight-asian="bold" style:font-size-complex="14pt" style:font-weight-complex="bold"/>
    </style:style>
    <style:style style:name="T93" style:family="text">
      <style:text-properties fo:font-size="14pt" fo:font-weight="bold" style:font-size-asian="14pt" style:font-weight-asian="bold" style:font-size-complex="14pt" style:font-weight-complex="bold"/>
    </style:style>
    <style:style style:name="T94" style:family="text">
      <style:text-properties fo:font-size="9pt" style:font-size-asian="9pt" style:font-size-complex="9pt"/>
    </style:style>
    <style:style style:name="T95" style:family="text">
      <style:text-properties fo:font-size="12pt" style:font-size-asian="12pt" style:font-size-complex="12pt"/>
    </style:style>
    <style:style style:name="T96" style:family="text">
      <style:text-properties officeooo:rsid="000ab3b7"/>
    </style:style>
    <style:style style:name="T97" style:family="text">
      <style:text-properties officeooo:rsid="000cea25"/>
    </style:style>
    <style:style style:name="T98" style:family="text">
      <style:text-properties officeooo:rsid="000e33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1">&lt;Добавить эпизод подбора снаряги перед опасным заданием&gt;</text:p>
      <text:p text:style-name="P61">&lt;Глава в Понивилле — знакомство с Дэш. Анон чухает пегаску по холке и хлопает по крупу. Она говорит ему, что не любит ждать&gt;</text:p>
      <text:p text:style-name="P61">&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5">Таймлайн <text:span text:style-name="T14">(</text:span>события через 10 лет после Обмена): </text:p>
      <text:p text:style-name="P85">Год 2143 ПВ <text:span text:style-name="T14">(AU -?)</text:span></text:p>
      <text:p text:style-name="P85"><text:span text:style-name="T14">20-</text:span>е апреля — Юджин «прыгает» с крыши (неудачная попытка заклинания последнего шанса)</text:p>
      <text:p text:style-name="P85">22-е мая — вызов Макса в Эквестрию. Гибель Кимеринна</text:p>
      <text:p text:style-name="P85">25-е мая — встреча с Норфом</text:p>
      <text:p text:style-name="P85">27-е мая — первая встреча с Селестией после бегства из замка Сестёр. Сцена с докторами</text:p>
      <text:p text:style-name="P87"><text:span text:style-name="T96">28-е мая </text:span><text:span text:style-name="T12">— </text:span><text:span text:style-name="T1">Эксперимент со сплетёнными сознаниями.</text:span></text:p>
      <text:p text:style-name="P85"><text:span text:style-name="T96">30</text:span>-е мая — встреча с Индиго. Прогулка с Селестией по парку. Муравьи под накрупником</text:p>
      <text:p text:style-name="P85">3<text:span text:style-name="T96">1</text:span>-е мая — исчезновение Селестии на неделю</text:p>
      <text:p text:style-name="P85">6-е июня — встреча с Селестией после разлуки. Прогулка по парку. Вид со стены. Землетрясение</text:p>
      <text:p text:style-name="P85"><text:span text:style-name="T14">&lt;</text:span>7<text:span text:style-name="T14">-</text:span>е июня — секс с Селестией. Раздор</text:p>
      <text:p text:style-name="P85">&lt;15-е июня — исчезновение Норфа. Прощание с Селестией.</text:p>
      <text:p text:style-name="P85">17-е июня — отбытие из Кантерлота</text:p>
      <text:p text:style-name="P86"><text:span text:style-name="T1">18</text:span>-<text:span text:style-name="T1">июня — Прибытие в Понивилль. Прочтение дневника эксперимента с заклинанием Индрэ</text:span></text:p>
      <text:p text:style-name="P85"><text:span text:style-name="T14">&lt;</text:span>25-е июня — попойка с Пинки. Бочколёт метконосцев</text:p>
      <text:p text:style-name="P85">27-е июня — получение письма от Селестии. Отказ выдать магический усилитель</text:p>
      <text:p text:style-name="P85"><text:span text:style-name="T14">&lt;</text:span>28-е июня<text:span text:style-name="T14"> </text:span>- попытка отослать письмо Селестии через Спайка</text:p>
      <text:p text:style-name="P85">30-е июня — выезд из Понивилля</text:p>
      <text:p text:style-name="P85">1-е июля — Прибытие в Фетлок. Захват резонаторных рубинов в павильоне Псинтела</text:p>
      <text:p text:style-name="P85">2-е июля — выезд из Фетлока Макса с Дэш в фургоне</text:p>
      <text:p text:style-name="P85">&lt;4-е июля - Дэш стучит лбом в дерево. Обнимашки</text:p>
      <text:p text:style-name="P85">8-е июля — прибытие в Груммингтон</text:p>
      <text:p text:style-name="P85">9-е июля –<text:span text:style-name="T14"> </text:span>Провал Груммингтона. Отбытие с Груммингтона</text:p>
      <text:p text:style-name="P85"><text:span text:style-name="T14">&lt;</text:span>12-е июля — Прибытие в Филлидельфию. Отбытие. Падение Макса с самоката</text:p>
      <text:p text:style-name="P85">14-е июля — переправа через седловое озеро. Прибытие Макса с Дэш в Понивилль</text:p>
      <text:p text:style-name="P85">15-е июля — эксперимент с усиленным заклинанием Индрэ. Поединок Луны с Твайлайт в Понивилле</text:p>
      <text:p text:style-name="P85">17-е июля — прибытие в Кантерлот Луны, Макса и шестёрки</text:p>
      <text:p text:style-name="P85"><text:span text:style-name="T14">[</text:span>21-е июля<text:span text:style-name="T14">]</text:span> — Гранд Галопин Гала</text:p>
      <text:p text:style-name="P86">[26-<text:span text:style-name="T1">е июля</text:span>]<text:span text:style-name="T1"> — совещание в зале стратегического планирования. Выдача паспорта Максу</text:span></text:p>
      <text:p text:style-name="P86"/>
      <text:h text:style-name="Heading_20_2" text:outline-level="2"><text:soft-page-break/>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0">I Dream Of Luna</text:p>
      <text:p text:style-name="P129">Розовые глазки</text:p>
      <text:p text:style-name="P13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4981353317437886144" text:style-name="L1">
        <text:list-item>
          <text:p text:style-name="P150">Книги:</text:p>
        </text:list-item>
      </text:list>
      <text:list xml:id="list1364987935943109216" text:style-name="L2">
        <text:list-item>
          <text:p text:style-name="P151">«Великие грифоны прошлого» - из канона (5<text:span text:style-name="T14">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70">Природа Проклятий</text:span>» - обмен</text:p>
        </text:list-item>
        <text:list-item>
          <text:p text:style-name="P151"><text:span text:style-name="T70">«Магия для Чайников»</text:span> - обмен</text:p>
        </text:list-item>
        <text:list-item>
          <text:p text:style-name="P151"><text:span text:style-name="T70">«Энциклопедия Арканум»</text:span> - обмен</text:p>
        </text:list-item>
        <text:list-item>
          <text:p text:style-name="P151">«О Гейсах» - обмен</text:p>
        </text:list-item>
        <text:list-item>
          <text:p text:style-name="P151">«<text:span text:style-name="T70">Тайны Тайных Наук</text:span>» - обмен</text:p>
        </text:list-item>
        <text:list-item>
          <text:p text:style-name="P152">«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400975776097113925"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70">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9"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4">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text:span text:style-name="T14">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1">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41"/>
      <text:p text:style-name="P41">Так, что тут у нас? <text:span text:style-name="T1">Т</text:span>ри последних запроса вызвали сбои в работе кластера и заставили перегрузиться один из хостов.</text:p>
      <text:p text:style-name="P4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41"/>
      <text:p text:style-name="P82"><text:span text:style-name="T14">– Нэш, к</text:span>ак называется наш проект?</text:p>
      <text:p text:style-name="P80"><text:span text:style-name="T8">– </text:span><text:span text:style-name="T72">Дайсон.</text:span></text:p>
      <text:p text:style-name="P80"><text:span text:style-name="T8">– </text:span><text:span text:style-name="T72">Сколько тебе лет?</text:span></text:p>
      <text:p text:style-name="P80"><text:span text:style-name="T8">– </text:span><text:span text:style-name="T72">Два года с начала запуска кластера.</text:span></text:p>
      <text:p text:style-name="P80"><text:span text:style-name="T8">– </text:span><text:span text:style-name="T72">Какой сейчас год?</text:span></text:p>
      <text:p text:style-name="P80"><text:span text:style-name="T8">– </text:span><text:span text:style-name="T24">20</text:span><text:span text:style-name="T23">18</text:span><text:span text:style-name="T72">-й.</text:span></text:p>
      <text:p text:style-name="P25"/>
      <text:p text:style-name="P41">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0"/>
      <text:p text:style-name="P82"><text:span text:style-name="T1">– </text:span>Н<text:span text:style-name="T1">эш тестовая задача номер шестнадцать</text:span>. <text:span text:style-name="T1">Выполни при дефолтных настройках.</text:span></text:p>
      <text:p text:style-name="P61">– Принял к исполнению.</text:p>
      <text:p text:style-name="P61"/>
      <text:p text:style-name="P96">«Выживание корпорации в условиях жёсткой конкуренции с ограниченными ресурсами. Случай 16».</text:p>
      <text:p text:style-name="P96"><text:soft-page-break/>…</text:p>
      <text:p text:style-name="P96">…</text:p>
      <text:p text:style-name="P96">…</text:p>
      <text:p text:style-name="P96">Решение.</text:p>
      <text:p text:style-name="P96">…</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41"><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41"><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41"/>
      <text:p text:style-name="P41">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41">Ага, уже теплее.</text:p>
      <text:p text:style-name="P41"/>
      <text:p text:style-name="P80"><text:span text:style-name="T8">– Нэш</text:span><text:span text:style-name="T72">, выдай диагностику модуля </text:span><text:span text:style-name="T8">аналитики.</text:span></text:p>
      <text:p text:style-name="P41"/>
      <text:p text:style-name="P41">Йо! Видеокамеры молча наблюдают за поднятым вверх <text:span text:style-name="T1">большим пальцем</text:span>.</text:p>
      <text:p text:style-name="P41">Всё <text:span text:style-name="T1">ясно</text:span>. Версия аналитического модуля устарела и стала несовместимой с последним релизом кибермозга.</text:p>
      <text:p text:style-name="P41">Набираю номер прожект-мэнеджера.</text:p>
      <text:p text:style-name="P41"/>
      <text:p text:style-name="P41"><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4">– </text:span>Окей. Спасибо, <text:span text:style-name="T1">Анон</text:span>. <text:span text:style-name="T1">Выручил.</text:span></text:p>
      <text:p text:style-name="P41"><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41"><text:span text:style-name="T1">– </text:span>Ааа, понятно. Ладно, у меня всё. <text:span text:style-name="T1">Отбой</text:span>!</text:p>
      <text:p text:style-name="P42"><text:span text:style-name="T1">– Отбой</text:span>. <text:span text:style-name="T1">Ещё раз спасибо, что помог. Жаль, что ты ушёл</text:span><text:span text:style-name="T14">.</text:span></text:p>
      <text:p text:style-name="P54"/>
      <text:p text:style-name="P104">Бип-бип-бип.</text:p>
      <text:p text:style-name="P41"><text:soft-page-break/><text:span text:style-name="T1">У</text:span>ходя попрощался с охранником, <text:span text:style-name="T1">увлечённо исследующим тему садо-мазо</text:span>.</text:p>
      <text:p text:style-name="P41">Всё, свободен. Хотя <text:s/><text:span text:style-name="T1">воскресенье</text:span> уже испорчен<text:span text:style-name="T1">о</text:span>.</text:p>
      <text:p text:style-name="P41"/>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4">&lt;</text:span><text:span text:style-name="T75">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3">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83">Музыка быстрая, тревожная, надорваная и печальная (Pet Shop Boys “So Hard” ?)</text:p>
      <text:p text:style-name="P30"/>
      <text:p text:style-name="P93"><text:span text:style-name="T14">&lt;</text:span><text:span text:style-name="T1">Описание полёта через Эогипп. Удивлённый взгляд Анакорна</text:span><text:span text:style-name="T14">&gt;</text:span></text:p>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4">–</text:span> Она очнулась.</text:p>
      <text:p text:style-name="P1">Сразу стало ясно три вещи.</text:p>
      <text:p text:style-name="P1"><text:soft-page-break/>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8">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5">верх</text:span>…</text:p>
      <text:p text:style-name="P3">– Сестра, ты идёшь? – за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 </text:span></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7">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4">–</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4">3. </text:span>Кантерлот</text:h>
      <text:p text:style-name="P84">Музыка медленная, фэнтезийная, средневековая, изысканая, дворцовая (стиль Dire Straits “Coyote”)</text:p>
      <text:p text:style-name="P84">&lt;Эркеры и ризалиты&gt;</text:p>
      <text:p text:style-name="P23">Глава IV. Пределы магии</text:p>
      <text:p text:style-name="P20"/>
      <text:p text:style-name="P23">Вашему покорному слуге известны четыре предела магии: </text:p>
      <text:list xml:id="list4944177949781247419"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1">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1">Дискорд исчез. Последний раз драконикуса видели, когда он на своей <text:span text:style-name="T1">золотой барже</text:span> удалялся в сторону Жеребячьих<text:span text:style-name="T27"> </text:span>гор.</text:p>
      <text:p text:style-name="P8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 </text:p>
      <text:p text:style-name="P81"><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1"><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81"><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4">4. </text:span>Библиотека</text:h>
      <text:p text:style-name="P19">&lt;<text:span text:style-name="T60">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text:span><text:soft-page-break/><text:span text:style-name="T14">меня дара речи. </text:span><text:span text:style-name="T1">Зелёная лампочка на налобном щитке экзоскелета придавала аликорнице сходство с марсианином.</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72">Экзоскелет, лишившись хозяйки, переключил цвет лампочки с зелёного на оранжевый.</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5">–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5">Селестия нахмурилась и угрожающе подняла крылья.</text:p>
      <text:p text:style-name="P55"><text:span text:style-name="T14">– </text:span>Не забывай, человек, я — могущественный маг и правитель Эквестрии. Ко мне нужно относиться с должным уважением!</text:p>
      <text:p text:style-name="P55"><text:span text:style-name="T14">– </text:span>А то что? Превратишь в жабу? Сошлёшь на Луну? Убьёшь нахер?</text:p>
      <text:p text:style-name="P55">Аликорница сникла. Уши её опустились.</text:p>
      <text:p text:style-name="P55"><text:span text:style-name="T14">– </text:span>Макс, не надо... Ты же знаешь, я этого не сделаю.</text:p>
      <text:p text:style-name="P55"><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5"><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5"><text:span text:style-name="T14">Аликорница уселась н</text:span>а пол <text:span text:style-name="T14">и прижала копыто к груди.</text:span></text:p>
      <text:p text:style-name="P45">– Да будет так! Сим заявляю, что отныне и впредь буду общаться с тобой на равных, человек Макс. Слово Селестии <text:span text:style-name="T1">Эквестрийской</text:span>!</text:p>
      <text:p text:style-name="P55"><text:soft-page-break/>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5"><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4">– </text:span>Вот, читай отсюда. <text:span text:style-name="T14">– а</text:span>ликорница подчеркнула абзац копытом.</text:p>
      <text:p text:style-name="P55"/>
      <text:p text:style-name="P57">***</text:p>
      <text:p text:style-name="P57"/>
      <text:p text:style-name="P6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6">Но величайшая справедливость юниверсума заключается в том, что не существует безвыходных положений. Всегда есть надежда.</text:p>
      <text:p text:style-name="P6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6">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text:soft-page-break/>–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text:span text:style-name="T1">с</text:span>орвалась. Мне очень стыдно. Последнее время всё идёт наперекосяк, совсем не так, как мы планировали.</text:p>
      <text:p text:style-name="P4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text:span text:style-name="T1">Дискордовы</text:span>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5">– <text:s/><text:span text:style-name="T1">Я</text:span>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text:soft-page-break/>В наступившей тишине аликорница прошептала мне убито:</text:p>
      <text:p text:style-name="P45">–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5"><text:span text:style-name="T1">– Занавес. </text:span>– <text:s/><text:span text:style-name="T1">подытожил я.</text:span></text:p>
      <text:p text:style-name="P45"/>
      <text:h text:style-name="Heading_20_2" text:outline-level="2">4.5 Нерадивый ученик</text:h>
      <text:p text:style-name="P38"/>
      <text:p text:style-name="P55">– Это очень просто, уверяю тебя. Даже совсем маленькие жеребята единорогов способны на столь простую магию. Сконцентрируйся…</text:p>
      <text:p text:style-name="P55">– Ыыых… !!!</text:p>
      <text:p text:style-name="P55">Я покраснел от натуги, но этот блядский листочек даже не шелохнулся!</text:p>
      <text:p text:style-name="P55">– Давай попробуем ещё раз. Сосредоточься на объекте. Высвободи силу. Ты можешь это, я вижу в тебе большой потенциал!</text:p>
      <text:p text:style-name="P55"/>
      <text:p text:style-name="P55">Куда уж больше! Эти медицинские каракули мне теперь месяц сниться будут!</text:p>
      <text:p text:style-name="P55">– Фффу-у-у! – листок закружился в воздухе от моего сердитого дуновения.</text:p>
      <text:p text:style-name="P55">Я отвернулся. Если она хочет выставить меня на посмешище, ей и напрягаться не нужно!</text:p>
      <text:p text:style-name="P55"/>
      <text:p text:style-name="P55">– Анон…</text:p>
      <text:p text:style-name="P55">С лёгким вздохом аликорница положила голову мне на плечо.</text:p>
      <text:p text:style-name="P55">– Не сердись. Это моя вина. Я пытаюсь вести тебя ускоренным курсом.</text:p>
      <text:p text:style-name="P55">Я скосил на неё взгляд. Аликорница прикрыла глаза, наслаждаясь покоем. Солнечный луч зажёг золотистые искорки на её ресницах.</text:p>
      <text:p text:style-name="P55">– Не понимаю, куда ты так гонишь? Мы вполне можем заняться этим через пару недель, когда ты окрепнешь.</text:p>
      <text:p text:style-name="P55">Селестия открыла глаза и нехотя оторвала голову от моего плеча.</text:p>
      <text:p text:style-name="P55">– Нам нужно торопиться. У меня есть нехорошее чувство, а я привыкла доверять своим ощущениям.</text:p>
      <text:p text:style-name="P55">Листок с рецептом вернулся на место.</text:p>
      <text:p text:style-name="P55">– На это раз мы поступим по-другому. Есть способ ускорить процесс. – аликорница отвернулась в смятении.</text:p>
      <text:p text:style-name="P55">Я ждал.</text:p>
      <text:p text:style-name="P55">–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5">– То есть, ты хочешь сказать, что не вполне им владеешь? – помог я аликорнице. – Не волнуйся, я не буду над тобой смеяться.</text:p>
      <text:p text:style-name="P55">–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5">Аликорница взглянула на меня со смущением.</text:p>
      <text:p text:style-name="P55"><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5">Я с сомнением почесал в затылке.</text:p>
      <text:p text:style-name="P55">–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5">Я вздохнул.</text:p>
      <text:p text:style-name="P55">– Ну хорошо, хорошо, не волнуйся. Я готов. Можно только просить тебя об одолжении?</text:p>
      <text:p text:style-name="P55">– Да?</text:p>
      <text:p text:style-name="P55">Аликорница с тревогой взглянула на меня.</text:p>
      <text:p text:style-name="P55">– Всё, что в моих силах, Анонимус.</text:p>
      <text:p text:style-name="P55">В её голосе сквозила едва сдерживаемая дрожь.</text:p>
      <text:p text:style-name="P55">«Она думает, я сейчас загадаю себе полцарства, корону и мороженное в придачу!» – усмехнулся я.</text:p>
      <text:p text:style-name="P55">– Можно всё же не стирать мне память? Я, со своей стороны, даю слово не болтать о том, что узнаю, если тебя это беспокоит.</text:p>
      <text:p text:style-name="P55">Аликорница воззрилась на меня с нечитаемым выражением на морде.</text:p>
      <text:p text:style-name="P55">– Я слишком многого прошу? – вздохнул я. – Ладно, не важно…</text:p>
      <text:p text:style-name="P55">Аликорница спрятала морду в одеяле. Холка её подёргивалась.</text:p>
      <text:p text:style-name="P55">Я опешил.</text:p>
      <text:p text:style-name="P55">– Ты чего? – я присел на постель и осторожно отвернул край одеяла. – Эй, есть кто-нибудь в домике? Если я что-то не то сказал, забей…</text:p>
      <text:p text:style-name="P55">Селестия подняла голову и я увидел, что у неё текут слёзы из глаз от беззвучного смеха. Я озадаченно почесал затылок.</text:p>
      <text:p text:style-name="P55">–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5">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5">–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5">Аликорница кивнула, соглашаясь.</text:p>
      <text:p text:style-name="P55">– Теперь позволь мне начать заклинание.</text:p>
      <text:p text:style-name="P55">Аликорница высунула из-под одеяла передние ноги и притянула меня к себе.</text:p>
      <text:p text:style-name="P55">–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5">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5">Моей?!! Э-э-э, позвольте…</text:p>
      <text:p text:style-name="P55">…</text:p>
      <text:p text:style-name="P55">Я открыла глаза.</text:p>
      <text:p text:style-name="P55">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5">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5">Я закрыла глаза.</text:p>
      <text:p text:style-name="P55">…</text:p>
      <text:p text:style-name="P55">– Анонимус! Анон…</text:p>
      <text:p text:style-name="P55">Тёплое дуновение растрепало волосы на лбу. Я открыл глаза.</text:p>
      <text:p text:style-name="P55">– Как ты себя чувствуешь?</text:p>
      <text:p text:style-name="P55">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5">– Я старалась провести всё как можно быстрее. С тобой всё в порядке? – в голосе Селестии появились нотки паники.</text:p>
      <text:p text:style-name="P55">Я успокаивающе похлопал аликорницу по шее не глядя.</text:p>
      <text:p text:style-name="P55">–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5">Аликорница громко воскликнула, просунула морду под подушку, насколько позволял рог, и застонала от досады.</text:p>
      <text:p text:style-name="P55">–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3">сли бы я вспомнила вовремя, я бы предупредила тебя, чтобы ты смог сконцентрироваться.</text:span></text:p>
      <text:p text:style-name="P55">Я вымучено рассмеялся.</text:p>
      <text:p text:style-name="P55">– Спасибо за комплимент, твоё высочество! Никогда не сомневался, что я — та ещё тряпка! Я даже новую кошку не смог завести после смерти старой.</text:p>
      <text:p text:style-name="P55">Аликорница виновато пробормотала из-под подушки:</text:p>
      <text:p text:style-name="P55">– Прости меня, Анонимус.</text:p>
      <text:p text:style-name="P55">Я помотал головой, вытряхивая остатки сонливости.</text:p>
      <text:p text:style-name="P55">– Надо повторить.</text:p>
      <text:p text:style-name="P55">– Что?</text:p>
      <text:p text:style-name="P55">– Надо повторить урок. Я почти усвоил технику.</text:p>
      <text:p text:style-name="P55">Аликорница выглянула одним глазом из-под подушки.</text:p>
      <text:p text:style-name="P55">– И ты не боишься?</text:p>
      <text:p text:style-name="P55"><text:soft-page-break/>Я стянул подушку с Селестии и легонько щёлкнул её по носу.</text:p>
      <text:p text:style-name="P55">–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5">Аликорница слабо улыбнулась.</text:p>
      <text:p text:style-name="P55">– Не будем медлить, Анонимус.</text:p>
      <text:p text:style-name="P55">Я вновь растворился в сине-зелёной гриве.</text:p>
      <text:p text:style-name="P55">…</text:p>
      <text:p text:style-name="P55">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4">Тумбочка.</text:span> Листок… <text:span text:style-name="T94">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5">Всё пошло не так. Не могу уловить точку концентрации. Сила приложена к чему-то большему, чем лист бумаги. К чему-то неизмеримо большему. </text:span><text:span text:style-name="T9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5">Сила уходит бесконтрольно. Нужно прервать урок. Нет! Нет! О-О-О-О-О, НЕ-Е-Е-Е-Е-Т!!!</text:span></text:p>
      <text:p text:style-name="P55">…</text:p>
      <text:p text:style-name="P55">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5">Тумбочка стояла на месте, не сдвинувшись ни на волос.</text:p>
      <text:p text:style-name="P55">С улицы доносились возгласы удивления, страха и ожесточённые споры. Я бросил взгляд в окно и выругался ещё сильнее.</text:p>
      <text:p text:style-name="P55">По голубому небу к дневному светилу взмывала Луна.</text:p>
      <text:p text:style-name="P55">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5">Я бросился к постели и стал что есть силы тормошить бесчувственную аликорницу.</text:p>
      <text:p text:style-name="P55">– Вставай! Эй, вставай, твоё высочество! Беда! Там сейчас<text:span text:style-name="T14"> </text:span>Луна в Солнце врежется!</text:p>
      <text:p text:style-name="P55">Аликорница что-то невнятно говорила себе под нос, но глаз не открывала. Я вслушался в её бормотание.</text:p>
      <text:p text:style-name="P55">– …всегда говорила, что сестра не умеет пить…</text:p>
      <text:p text:style-name="P55">Проклятье! Эту кобылу можно разбудить только ведром воды!</text:p>
      <text:p text:style-name="P55">Я бросился к окну, намереваясь позвать кого-нибудь на помощь. И замер с отвалившейся челюстью.</text:p>
      <text:p text:style-name="P55">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5">«С-Е-Л-Е-С-Т-И-Я … — … П-И-З-…» </text:p>
      <text:p text:style-name="P55">– ЧТО ТУТ ПРОИСХОДИТ???</text:p>
      <text:p text:style-name="P55">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5">– Мы …э-э-э… изучали левитацию предметов посредством переплетения сознаний. – промямлил я наконец. – Кажись, я чего-то накосячил.</text:p>
      <text:p text:style-name="P55">Тёмная аликорница перевела взгляд на Селестию, всё так же лежащую на постели разметав крылья.</text:p>
      <text:p text:style-name="P55"><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5">Белоснежная аликорница чуть шевельнула крыльями и натянула одеяло на голову.</text:p>
      <text:p text:style-name="P55">– Уйдите все… – пробормотала Селестия сквозь одеяло. – Я умираю.</text:p>
      <text:p text:style-name="P55">«-ДА» — я мельком прочитал окончание текста, появившееся на спутнике.</text:p>
      <text:p text:style-name="P55">Тёмная аликорница проследила мой взгляд и ухмыльнулась.</text:p>
      <text:p text:style-name="P55">–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5">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5">–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5">Я, конечно, побаивался тёмной фурии, но её отношение задело меня за живое.</text:p>
      <text:p text:style-name="P55">– Эй, что ты там про улитку сказала? Я ведь не напрашивался, в конце-концов! Я оказался тут с твоей помощью, в том числе!</text:p>
      <text:p text:style-name="P55">Луна не удостаивая меня взглядом, прошествовала к выходу, попутно нажав кнопку экстренного вызова.</text:p>
      <text:p text:style-name="P55">–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5">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5">Через мгновение палата заполнилась оханьем, аханьем и звоном склянок с микстурами. Я оказался в окружении злобных медсестёр.</text:p>
      <text:p text:style-name="P55">–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5">Передо мной захлопнулась дверь в палату.</text:p>
      <text:p text:style-name="P55">Ну охренеть! Я же ещё и виноват!</text:p>
      <text:p text:style-name="P55"/>
      <text:h text:style-name="P160" text:outline-level="2"><text:span text:style-name="T14">5. </text:span>Индиго</text:h>
      <text:p text:style-name="P45"/>
      <text:p text:style-name="P45">Я шёл в королевскую столовую, поигрывая <text:span text:style-name="T1">увесистой </text:span>ручкой в пальцах. <text:span text:style-name="T12">С </text:span><text:span text:style-name="T13">поза</text:span><text:span text:style-name="T12">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text:span text:style-name="T98">вчерашним</text:span> утро<text:span text:style-name="T97">м</text:span>.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text:soft-page-break/>–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7"><text:soft-page-break/>***</text:p>
      <text:p text:style-name="P55">&lt;<text:span text:style-name="T60">Depeche Mode - Painkiller</text:span>&gt;</text:p>
      <text:p text:style-name="P6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
      <text:p text:style-name="P55"/>
      <text:p text:style-name="P55"/>
      <text:p text:style-name="P37"><text:span text:style-name="T35">&lt;</text:span><text:span text:style-name="T1">Анон не успел увидеть подробности</text:span><text:span text:style-name="T35">&gt;</text:span></text:p>
      <text:p text:style-name="P157"><text:span text:style-name="T35">&lt;Добавить Филомену&gt;</text:span></text:p>
      <text:p text:style-name="P34">&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7">&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4">&gt;</text:span></text:p>
      <text:p text:style-name="P37"><text:span text:style-name="T73">&lt;</text:span><text:span text:style-name="T9">Селестия лечит Макса в Кантерлоте от болячек и наркозависимости по-настоящему </text:span><text:span text:style-name="T73">(</text:span><text:span text:style-name="T9">перебирает на себя его болячки</text:span><text:span text:style-name="T73">)</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3">&gt;</text:span></text:p>
      <text:p text:style-name="P39">&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9">&lt;Сел пытается научить Макса телепортации, и он телепортирует Агамемнона в пещеру под Кантерлотом (и учит ругательствам – в т.ч. “заебали”)&gt;</text:p>
      <text:p text:style-name="P56">&lt;<text:span text:style-name="T27">Селестия объясняет Анону происхождение надписина обратной стороне Луны — шалости Луны во время заточения</text:span>&gt;</text:p>
      <text:p text:style-name="P55"/>
      <text:p text:style-name="P55"/>
      <text:p text:style-name="P55"/>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6">День 137344</text:p>
      <text:p text:style-name="P6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6"><text:soft-page-break/>…</text:p>
      <text:p text:style-name="P66">День 287651</text:p>
      <text:p text:style-name="P6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6">…</text:p>
      <text:p text:style-name="P66">День 364886</text:p>
      <text:p text:style-name="P66">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text:soft-page-break/>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5"/>
      <text:h text:style-name="P159" text:outline-level="2">6. Стыд</text:h>
      <text:p text:style-name="P55">&lt;<text:span text:style-name="T91">Mylene Farmer — L`Ame-Stram-Gram</text:span>&gt;</text:p>
      <text:p text:style-name="P66">~~~ Завтра на семь в библиотеке ~~~</text:p>
      <text:p text:style-name="P66"/>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text:soft-page-break/>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text:soft-page-break/>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text:soft-page-break/>–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2">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9">&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text:soft-page-break/>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text:soft-page-break/>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text:soft-page-break/>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4">— умение делегировать полномочия. Вечером того же дня я села за письменный стол.</text:span></text:p>
      <text:p text:style-name="P45">“<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text:soft-page-break/>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4">—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4">ctg(Pi/4)-6)/(ln(e)-sin(0))</text:span></text:h>
      <text:p text:style-name="P88">Mark Knopfler — Hill Farmers Blues — или на следующую главу (прощание)</text:p>
      <text:p text:style-name="P55"/>
      <text:p text:style-name="P6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text:soft-page-break/>но не даёт мне вечную жизнь. Мне не дожить до времён магической деградации<text:span text:style-name="T27"> </text:span>(быть может, к счастью). Всё, что я могу <text:span text:style-name="T14">— оставить тебе напутствие.</text:span></text:p>
      <text:p text:style-name="P66"><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6"><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6">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66">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6">Удачи!</text:p>
      <text:p text:style-name="P66"/>
      <text:p text:style-name="P45">…</text:p>
      <text:p text:style-name="P45"/>
      <text:p text:style-name="P55">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5">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5"><text:span text:style-name="T1">–</text:span> Мы же договорились! <text:span text:style-name="T1">Селли</text:span>!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text:span text:style-name="T1">Селестия</text:span>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text:span text:style-name="T1">Селестии</text:span>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5"><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4">– С</text:span>пасибо, мнет хоть инвалидное кресло не пририсовали!</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text:span text:style-name="T1">Селестии</text:span>.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4">–</text:span> А водку у вас принято пить?</text:p>
      <text:p text:style-name="P43"><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5"><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4">– Это ты называешь “дружбой”? – с </text:span>улыбкой хмыкнул<text:span text:style-name="T14"> я. – </text:span>Мне нравится твоё чувство юмора.</text:p>
      <text:p text:style-name="P55">Аликорница нахмурилась.</text:p>
      <text:p text:style-name="P55"><text:span text:style-name="T14">–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5">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text:span text:style-name="T1">дни</text:span>,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text:soft-page-break/>9. <text:span text:style-name="T1">Прощание</text:span></text:h>
      <text:p text:style-name="P55"/>
      <text:p text:style-name="P45">–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7">***</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6"><text:span text:style-name="T51">– </text:span>“<text:span text:style-name="T1">Что я могу сделать, чтобы вернуть всё назад?</text:span>”</text:p>
      <text:p text:style-name="P16"><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7">Что бы это значило, Флер?</text:span></text:p>
      <text:p text:style-name="P16"><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text:p>
      <text:p text:style-name="P72"><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2">– Леди и джентльпони! Приём окончен! Её Высочество Принцесса Селестия будет рада видеть <text:s/>вас в следующую среду!</text:p>
      <text:p text:style-name="P7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text:soft-page-break/>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удручё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5">–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5"/>
      <text:p text:style-name="P1"><text:span text:style-name="T47">&lt;</text:span><text:span text:style-name="T69">Mark Knopfler - </text:span><text:span text:style-name="T68">Hill Farmer's Blues</text:span><text:span text:style-name="T47">&gt;</text:span></text:p>
      <text:p text:style-name="P47">***</text:p>
      <text:p text:style-name="P45"/>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6">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6">– Ма-а-ам, а со мной связан элементаль?</text:p>
      <text:p text:style-name="P66">–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6">Так возникли аликорны.</text:p>
      <text:p text:style-name="P66"><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6">Имя её было Селестия.</text:p>
      <text:p text:style-name="P66">За ней последовала и сестра её, <text:span text:style-name="T14">Луна</text:span>.</text:p>
      <text:p text:style-name="P6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6">То есть, всегда.</text:p>
      <text:p text:style-name="P66">Тут и сказке конец. А теперь, Эйприл, залазь на полку и закрывай глазки.</text:p>
      <text:p text:style-name="P66">– Ну ма-а-ам! Раскажи ещё что-нибудь! Про Сомбру!</text:p>
      <text:p text:style-name="P66">–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6">– А почему только тебя? А меня? А дядю-<text:span text:style-name="T78">мино</text:span>тавра?</text:p>
      <text:p text:style-name="P66">– <text:s/>Тебя забрать я ему не дам. А в дядю не тыкай копытом, это невежливо! Спи уже, моя маленькая!</text:p>
      <text:p text:style-name="P66">– Поцелуй меня на ночь, мам!</text:p>
      <text:p text:style-name="P66">– Конечно, моя хорошая...</text:p>
      <text:p text:style-name="P66"/>
      <text:p text:style-name="P45">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5"/>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oft-page-break/>–<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text:soft-page-break/>–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text:span text:style-name="T1">четверть</text:span> арбуза каждое.</text:p>
      <text:p text:style-name="P45">– Ред <text:span text:style-name="T1">Гала</text:span>? Две серебряшки.</text:p>
      <text:p text:style-name="P45">– Куча?</text:p>
      <text:p text:style-name="P45">– Ну ты даёшь! – хмыкнула Эпплджек. – Даже не смешно.</text:p>
      <text:p text:style-name="P45">– Неужели штука?</text:p>
      <text:p text:style-name="P45">Поня<text:span text:style-name="T1">х</text:span>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5">Я улыбнулся и кивнул в ответ. Ситуация начала выправляться.</text:p>
      <text:p text:style-name="P4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text:soft-page-break/>–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text:soft-page-break/>–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text:span text:style-name="T1">ый</text:span> джем.</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3">“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6">***</text:p>
      <text:p text:style-name="P45"/>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text:soft-page-break/>–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5"><text:span text:style-name="T14">–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5"><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6">– Ага, он был закладкой в четвёртом номере «PlayMare», в разделе «Тридцать две позы, которые удивят вашу френдпони».</text:p>
      <text:p text:style-name="P66">– Спайк! Немедленно ложись спать!</text:p>
      <text:p text:style-name="P66">– Уже иду. Кукурузу доем только и иду.</text:p>
      <text:p text:style-name="P66">– Кстати, а почему Индрэ считали одержимым?</text:p>
      <text:p text:style-name="P6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66">– Так у вас знают про людей? Вот это новость!. В Кантерлоте, да и в Понивилле все обращаются со мной, как с диковинкой.</text:p>
      <text:p text:style-name="P6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6">–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text:span><text:soft-page-break/><text:span text:style-name="T14">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5">Я уселась на пуфике, а подруги заняли места на матрасах…</text:p>
      <text:p text:style-name="P66"/>
      <text:p text:style-name="P66">– Спайк, будь добр, принеси дневник эксперимента. Он в подвале, за шкафом с ретортами, в...</text:p>
      <text:p text:style-name="P66">– В сейфе, я в курсе.</text:p>
      <text:p text:style-name="P66"/>
      <text:p text:style-name="P67">***</text:p>
      <text:p text:style-name="P84">&lt;Seal — Amazing <text:span text:style-name="T1">(T</text:span><text:span text:style-name="T14">hin White Duke Remix)</text:span>&gt;</text:p>
      <text:p text:style-name="P66">Дата: 12.04.1003 А.С.</text:p>
      <text:p text:style-name="P66">Эксперимент: заклинание Воплощения Индрэ</text:p>
      <text:p text:style-name="P66">Испытуемая: Эпплджек</text:p>
      <text:p text:style-name="P66">Синопсис: запись сна со слов испытуемой</text:p>
      <text:p text:style-name="P66">Замечания: замечаний нет</text:p>
      <text:p text:style-name="P66"/>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6"/>
      <text:p text:style-name="P66">Примечания: ПипБак? Стойло? Двойники? Параллельные Эквестрии?</text:p>
      <text:p text:style-name="P1"/>
      <text:p text:style-name="P2">***</text:p>
      <text:p text:style-name="P1"/>
      <text:p text:style-name="P66">Дата: 12.04.1003 А.С.</text:p>
      <text:p text:style-name="P66">Эксперимент: заклинание Воплощения Индрэ</text:p>
      <text:p text:style-name="P66">Испытуемая: Рэйнбоу Дэш</text:p>
      <text:p text:style-name="P66"><text:soft-page-break/>Синопсис: описание пробуждения испытуемой</text:p>
      <text:p text:style-name="P66">Замечания: испытуемая отказалась дать описание сна. «Гы-гы... Фигасе... Человеки рулят...» <text:span text:style-name="T17">—</text:span><text:span text:style-name="T18">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5">&lt;<text:span text:style-name="T71">d.notive — Talking Flight</text:span>&gt;</text:p>
      <text:p text:style-name="P66">Дата: 12.04.1003 А.С.</text:p>
      <text:p text:style-name="P66">Эксперимент: заклинание Воплощения Индрэ</text:p>
      <text:p text:style-name="P66">Испытуемая: Рэрити</text:p>
      <text:p text:style-name="P66">Синопсис: запись сна со слов испытуемой</text:p>
      <text:p text:style-name="P66">Замечания: замечаний нет</text:p>
      <text:p text:style-name="P66"/>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0">чёрный экран?</text:span></text:p>
      <text:p text:style-name="P52"/>
      <text:p text:style-name="P57">***</text:p>
      <text:p text:style-name="P55"/>
      <text:p text:style-name="P66">Дата: 12.04.1003 А.С.</text:p>
      <text:p text:style-name="P66">Эксперимент: заклинание Воплощения Индрэ</text:p>
      <text:p text:style-name="P66"><text:soft-page-break/>Испытуемая: Пинки Пай</text:p>
      <text:p text:style-name="P66">Синопсис: описание пробуждения испытуемой</text:p>
      <text:p text:style-name="P66">Замечания: испытуемая отказалась дать описание сна.</text:p>
      <text:p text:style-name="P66"/>
      <text:p text:style-name="P6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6"/>
      <text:p text:style-name="P66">Примечания: через месяц волосы Пинки пришли в обычное состояние, хотя при встрече с Рэйнбоу Дэш она по прежнему прячет глаза.</text:p>
      <text:p text:style-name="P66"/>
      <text:p text:style-name="P67">***</text:p>
      <text:p text:style-name="P66"/>
      <text:p text:style-name="P66">Дата: 12.04.1003 А.С.</text:p>
      <text:p text:style-name="P66">Эксперимент: заклинание Воплощения Индрэ</text:p>
      <text:p text:style-name="P66">Испытуемая: Флаттершай</text:p>
      <text:p text:style-name="P66">Синопсис: описание пробуждения испытуемой</text:p>
      <text:p text:style-name="P6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6"/>
      <text:p text:style-name="P66">* Примечания: при виде кексиков истерика случилась с Пинки Пай.</text:p>
      <text:p text:style-name="P66"/>
      <text:p text:style-name="P2">***</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92"/>
      <text:h text:style-name="Heading_20_2" text:outline-level="2">12. День сурка</text:h>
      <text:p text:style-name="P16">&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text:soft-page-break/>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3"><text:soft-page-break/>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3">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6">—</text:span><text:span text:style-name="T14"> роскошью, недоступной мне </text:span><text:span text:style-name="T1">годами</text:span><text:span text:style-name="T14"> работы программистом. Краем уха </text:span><text:soft-page-break/><text:span text:style-name="T14">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soft-page-break/>…</text:p>
      <text:p text:style-name="P55"/>
      <text:p text:style-name="P55">–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4">– </text:span>Ты?!</text:p>
      <text:p text:style-name="P102"><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4">– М</text:span>ожет тогда, ты скажешь, что в нём пошло не так и почему к вам попал я, а не сверхаликорн?</text:p>
      <text:p text:style-name="P102"><text:span text:style-name="T14">– </text:span>Не скажу. Заклинания Стар Свирла Бородатого обычно если срабатывают, то без ошибок.</text:p>
      <text:p text:style-name="P55"><text:span text:style-name="T14">– Если </text:span>только <text:span text:style-name="T14">их правильно вызывают. – </text:span>пробурчал Спайк, возвращаясь в корзинку.</text:p>
      <text:p text:style-name="P43"><text:span text:style-name="T14">–</text:span> <text:span text:style-name="T1">Эмм. </text:span>Что он имел ввиду?</text:p>
      <text:p text:style-name="P4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3"><text:span text:style-name="T14">– </text:span><text:span text:style-name="T1">Да, завершилось всё препаршиво. Принцесса Луна сказала, лучше бы её обратно на Луну закинули.</text:span></text:p>
      <text:p text:style-name="P43"><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3"><text:span text:style-name="T14">– </text:span><text:span text:style-name="T1">Хм. Нет.</text:span></text:p>
      <text:p text:style-name="P43"><text:span text:style-name="T14">– </text:span><text:span text:style-name="T1">А друзья?</text:span></text:p>
      <text:p text:style-name="P43"><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7">.</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3">Чужестранец-примат разбил сердце нашей обожаемой Селестии! Двор в отчаянии </text:span><text:span text:style-name="T17">—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4">– </text:span>Привет, Эй-Джей! У тебя проблемы?</text:p>
      <text:p text:style-name="P55"><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5"><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4">–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4">–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4">– Г</text:span>отово. Принимай работу, хозяйка!</text:p>
      <text:p text:style-name="P55">Эпплджек стиснула меня в сокрушающих объятиях.</text:p>
      <text:p text:style-name="P55"><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4">–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4">–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2">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2">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4">– </text:span>Свободно? <text:span text:style-name="T14">– </text:span>спросил я у единственной пони, сидящей за столиком.</text:p>
      <text:p text:style-name="P55"><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4">– <text:s/></text:span>Пирог с грибами, яишницу и чизкейк<text:span text:style-name="T14"> – </text:span>сообщил я подошедшей официантке.</text:p>
      <text:p text:style-name="P55"><text:soft-page-break/><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5"><text:span text:style-name="T14">–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4">– </text:span>Вы, наверное, ждёте кого-то?</text:p>
      <text:p text:style-name="P58"><text:span text:style-name="T14">– </text:span>Неа.</text:p>
      <text:p text:style-name="P58"><text:span text:style-name="T14">– </text:span>Просто обедаете?</text:p>
      <text:p text:style-name="P58"><text:span text:style-name="T14">– </text:span>Неа.</text:p>
      <text:p text:style-name="P58"><text:span text:style-name="T14">– </text:span>Просто сидите и мрачно смотрите на меня?</text:p>
      <text:p text:style-name="P58"><text:span text:style-name="T14">– </text:span>Неа.</text:p>
      <text:p text:style-name="P58">Хм, а эта пони не из разговорчивых. Ну ладно.</text:p>
      <text:p text:style-name="P58"><text:span text:style-name="T14">– </text:span>А что же вы делаете?</text:p>
      <text:p text:style-name="P58"><text:span text:style-name="T14">– </text:span>Веселюсь. <text:span text:style-name="T14">– </text:span>мрачно заявила пони.</text:p>
      <text:p text:style-name="P58"><text:span text:style-name="T14">–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4">– </text:span>Привет, Анон!</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4">– </text:span>Мы с вами раньше встречались?</text:p>
      <text:p text:style-name="P58"><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4">– </text:span>Оставь, Салвер.<text:span text:style-name="T14"> </text:span>Ему за счёт заведения.</text:p>
      <text:p text:style-name="P55"><text:span text:style-name="T14">– </text:span>Ясно, мисс Пинки. <text:span text:style-name="T14">– </text:span>официантка кивнула и ушла.</text:p>
      <text:p text:style-name="P55"><text:span text:style-name="T14">– Ч</text:span>его-о-о?<text:span text:style-name="T14"> </text:span>Так это твой бар?</text:p>
      <text:p text:style-name="P55"><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5"><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5"><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4">– </text:span>У меня есть идея получше. <text:span text:style-name="T14">– </text:span>на свет показалась фляга Большого Макинтоша.</text:p>
      <text:p text:style-name="P55"><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4">– </text:span>Починил телегу. Только молчок про самогон, раз уж ты в курсе. <text:span text:style-name="T14">– </text:span>я разлил сидр по чашкам.</text:p>
      <text:p text:style-name="P55"><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4">–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14">– У </text:span>тебя такая смешная мордочка! <text:span text:style-name="T14">– </text:span>захихикали Пинки, покачиваясь. <text:span text:style-name="T14">– </text:span>Как будто ты <text:span text:style-name="T72">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4">– </text:span>Эммм... Скажи-ка мне, мой друг П-п-пинки... Легенда про фаэри <text:span text:style-name="T18">— </text:span><text:span text:style-name="T72">эт правда?</text:span></text:p>
      <text:p text:style-name="P55"><text:span text:style-name="T18">– </text:span><text:span text:style-name="T72">Какая из? Их много, вообще-то. Ик!</text:span></text:p>
      <text:p text:style-name="P55"><text:span text:style-name="T18">– </text:span><text:span text:style-name="T72">Про принцесс. Про то, что они фаэри, спустившиеся с неба во плоти, чтоб помогать пони управлять Эквестрией?</text:span></text:p>
      <text:p text:style-name="P55"><text:span text:style-name="T18">– </text:span><text:span text:style-name="T72">Макс, </text:span><text:span text:style-name="T18">– </text:span><text:span text:style-name="T72">захихикала Пинки, взъерошив копытами розовые кудряшки и попытавшись соорудить из них бороду, </text:span><text:span text:style-name="T18">–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8">–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8">– </text:span><text:span text:style-name="T72">Ты что-о-о! Нельзя любить фаэри! Она похитит твоё сердце, и ты будешь искать её, пока не... </text:span><text:span text:style-name="T18">– </text:span><text:span text:style-name="T72">Пинки погрузилась в так и не съеденный салат «по-Кантерлотски» и захрапела.</text:span></text:p>
      <text:p text:style-name="P55"><text:span text:style-name="T18">– </text:span><text:span text:style-name="T72">Пока не умру?</text:span></text:p>
      <text:p text:style-name="P55"><text:span text:style-name="T18">– </text:span><text:span text:style-name="T72">Нет, глупенький, </text:span><text:span text:style-name="T18">– </text:span><text:span text:style-name="T72">пробулькала Пинки из миски. </text:span><text:span text:style-name="T18">– </text:span><text:span text:style-name="T72">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text:soft-page-break/>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59"><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9"><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9"><text:span text:style-name="T14">– </text:span>У нас?</text:p>
      <text:p text:style-name="P59">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4">– </text:span>Стооой! <text:span text:style-name="T14">– </text:span>заорал я. <text:span text:style-name="T14">– </text:span>Выпрыгивай из бочки!!!</text:p>
      <text:p text:style-name="P59">Кобылка-пилот улыбнулась и постукала копытцем по шлему, показывая, что не слышит меня.</text:p>
      <text:p text:style-name="P59"><text:span text:style-name="T14">– </text:span>Выпрыгивааа... <text:span text:style-name="T14">–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4">– </text:span>Смотри, вот те и ответ на вопрос, куда деваются пони!</text:p>
      <text:p text:style-name="P59"><text:span text:style-name="T14">– </text:span>Где? <text:span text:style-name="T14">– </text:span>единорожка начала оглядываться.</text:p>
      <text:p text:style-name="P59"><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9"><text:span text:style-name="T14">– </text:span>И что? Я всё равно не пойму, куда пони деваются? И куда пропала Скуталу?</text:p>
      <text:p text:style-name="P59"><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5"/>
      <text:p text:style-name="P68">Приветствую тебя, мой маленький человек!</text:p>
      <text:p text:style-name="P6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8"><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8">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8">«<text:span text:style-name="T14">P.S. Н</text:span>е гневите мироздание воровством! <text:span text:style-name="T33">Обмен рулит</text:span>!»</text:p>
      <text:p text:style-name="P6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8">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8"/>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6"/>
      <text:h text:style-name="Heading_20_2" text:outline-level="2">13. Мэйнхэттен</text:h>
      <text:p text:style-name="P91">ZZ Top – Gimme all your lovin</text:p>
      <text:p text:style-name="P91">Mothley Crue – Kick Start My Heart</text:p>
      <text:p text:style-name="P59"><text:span text:style-name="T14">–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4">–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59"><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9"><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4">– </text:span>Это неправильно! <text:span text:style-name="T14">– </text:span>заявила Рэйнбоу Дэш, отвернувшись от окна.</text:p>
      <text:p text:style-name="P59"><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9"><text:span text:style-name="T14">– </text:span>Да я не про то! <text:span text:style-name="T14">– </text:span>отмахнулась пегаска. <text:span text:style-name="T14">– </text:span>Посмотри на поле.</text:p>
      <text:p text:style-name="P59"><text:soft-page-break/><text:span text:style-name="T14">– </text:span>И что? Поле как поле.</text:p>
      <text:p text:style-name="P59"><text:span text:style-name="T14">– </text:span>Оно не убрано. <text:span text:style-name="T14">– </text:span>мрачно ответила пегаска. <text:span text:style-name="T14">–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4">– </text:span>У самого посёлка поля убраны. Наверняка дойдёт дело и до остальных.</text:p>
      <text:p text:style-name="P59"><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4">– </text:span>Спасибо, но от пинкиных плюшек у меня фланки округляются.</text:p>
      <text:p text:style-name="P59"><text:span text:style-name="T14">– </text:span>Да ладно тебе, Рэйнбоу Дэш! От одной не округлятся.</text:p>
      <text:p text:style-name="P59"><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4"> </text:span>Как будто…</text:p>
      <text:p text:style-name="P59"><text:span text:style-name="T14">–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4">–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4">–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4">– </text:span>Леди и джентльпони! Просьба не паниковать! Поезд дальше не идёт: впереди провал! <text:span text:style-name="T14">– </text:span>крикнул проводник.</text:p>
      <text:p text:style-name="P59"><text:span text:style-name="T14">– </text:span>Какой ещё, в дышло, провал? Я проезжал тут два дня назад!</text:p>
      <text:p text:style-name="P59"><text:span text:style-name="T14">– </text:span>Безобразие! Верните мне деньги за билет!</text:p>
      <text:p text:style-name="P59"><text:span text:style-name="T14">– </text:span>Как вы смеете! Я опоздаю в порт! <text:s/><text:span text:style-name="T14">–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4">– </text:span>Дэш, нам надо на ту сторону.</text:p>
      <text:p text:style-name="P59"><text:span text:style-name="T14">– </text:span>Нет проблем. Я могу тебя перенести.</text:p>
      <text:p text:style-name="P59">Я с сомнением посмотрел на пегаску. Дэш в холке была мне по пояс.</text:p>
      <text:p text:style-name="P59"><text:span text:style-name="T14">–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9">Мля.</text:p>
      <text:p text:style-name="P59"><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 Ёбаная Селестия!</text:p>
      <text:p text:style-name="P59"><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4">– </text:span>Я чувствую, что только что упустил отличную возможность отлить на вселенную!</text:p>
      <text:p text:style-name="P59"/>
      <text:p text:style-name="P6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9"><text:span text:style-name="T14">– </text:span>Удостоверение личности предъявлять? <text:span text:style-name="T14">– </text:span>осведомился я.</text:p>
      <text:p text:style-name="P59"><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59"><text:soft-page-break/>Бляяя!!! Ах ты ж!!!</text:p>
      <text:p text:style-name="P59">Хлопнула освобождённая дверь, изнутри клацнула щеколда.</text:p>
      <text:p text:style-name="P59"><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9">Дэш, ни слова не говоря, прислонила ухо к двери.</text:p>
      <text:p text:style-name="P59"><text:span text:style-name="T14">– </text:span>Будешь смеяться, но именно этим он и занят. Вызывает полицию по телефону. <text:span text:style-name="T14">– </text:span>сообщила пегаска.</text:p>
      <text:p text:style-name="P59"><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4">– </text:span>Сколько у нас времени?</text:p>
      <text:p text:style-name="P59">Дэш почесала в затылке.</text:p>
      <text:p text:style-name="P59"><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4">–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9">Снаружи послышался вой сирены и цокот множества копыт.</text:p>
      <text:p text:style-name="P59"><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text:soft-page-break/>Пиздец! Мы с Дэш переглянулись.</text:p>
      <text:p text:style-name="P59"><text:span text:style-name="T14">– </text:span>Это твои двадцать минут? <text:span text:style-name="T14">– </text:span>возмутился я. <text:span text:style-name="T14">– </text:span>Да ещё и десяти не прошло!</text:p>
      <text:p text:style-name="P59">Дэш вымучено скривилась.</text:p>
      <text:p text:style-name="P59"><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59">Я разбил топором стеклянные дверцы прибора и вытащил рубины.</text:p>
      <text:p text:style-name="P59"><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4">– </text:span>Ну уж фигушки. Я тебя тут не оставлю.</text:p>
      <text:p text:style-name="P59"><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4">– Н</text:span>е тупи! <text:span text:style-name="T14">– </text:span>упрямо мотнула головой пегаска. <text:span text:style-name="T14">–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4">– </text:span>Быстро за мной! <text:span text:style-name="T14">–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4">– Ю-</text:span>хууу<text:span text:style-name="T14">!!!</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4">–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4">– </text:span>Макс, подвинься!</text:p>
      <text:p text:style-name="P59">Пегаска оттеснила меня крупом и повернулась к двери задом.</text:p>
      <text:p text:style-name="P59"><text:span text:style-name="T14">–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4">– </text:span>Ты чего на меня так уставился? <text:span text:style-name="T14">– </text:span>подозрительно спросила пегаска.</text:p>
      <text:p text:style-name="P59"><text:span text:style-name="T14">– </text:span>Да так… Не ожидал, что ты такая…</text:p>
      <text:p text:style-name="P59"><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9"><text:soft-page-break/>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4">– </text:span>Ты! Не! По! Нял! Те! Бе! Не! Льзя! Тут! Ос! Та! ВАТЬСЯ!!! <text:span text:style-name="T14">–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4">–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14">–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4">–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4">–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4">– </text:span>А это у нас кто? Гмм. Пегаска. Вот так раз! Рэйнбоу Дэш! Какими судьбами?</text:p>
      <text:p text:style-name="P59"><text:soft-page-break/><text:span text:style-name="T14">– </text:span>ТРИКСИ! <text:span text:style-name="T14">– <text:s/></text:span>фейсхуфнула Дэш. <text:span text:style-name="T14">– </text:span>Во имя Селестии, ЧТО ты тут делаешь?!!</text:p>
      <text:p text:style-name="P59"><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9"><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59"><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4">– </text:span>Ей ведь нельзя рассказывать, да?</text:p>
      <text:p text:style-name="P59"><text:span text:style-name="T14">– </text:span>Нельзя. <text:span text:style-name="T14">– </text:span>подтвердил я. <text:span text:style-name="T14">–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4">– </text:span>ОГО!</text:p>
      <text:p text:style-name="P59">Единорожка аж уселась на крыльцо от удивления.</text:p>
      <text:p text:style-name="P59"><text:span text:style-name="T14">–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4">– </text:span>Мы приняли решение не выдавать вас полиции в обмен на то, что вы расскажете нам о вашей секретной миссии!</text:p>
      <text:p text:style-name="P59"><text:span text:style-name="T14">– </text:span>Не пойдёт! <text:span text:style-name="T14">– </text:span>заявил я. <text:span text:style-name="T14">– </text:span>Я уже сказал, что это тайна. Мне добавить нечего.</text:p>
      <text:p text:style-name="P59"><text:span text:style-name="T14">– </text:span>Да неужели? <text:span text:style-name="T14">– </text:span>захлопала ресницами Трикси. <text:span text:style-name="T14">–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soft-page-break/>…</text:p>
      <text:p text:style-name="P48"/>
      <text:p text:style-name="P59"><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9"><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4">–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3">Исчезновение дневной главы диархии: Эквестрия в панике!</text:span>» (статья двухдневной давности).</text:p>
      <text:p text:style-name="P59">«<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9">«<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8"><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8">– <text:span text:style-name="T1">ОНИ ЧТО, ШУТОК НЕ ПОНИМАЮТ?!! </text:span>– <text:span text:style-name="T1">заорал я наконец. </text:span>– <text:span text:style-name="T1">Нашли пониеда, ёбнутые пони!!!</text:span></text:p>
      <text:p text:style-name="P59"><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4">–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text:soft-page-break/>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6"/>
      <text:p text:style-name="P6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74"><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4">Show must go on!</text:span></text:p>
      <text:p text:style-name="P59">Я улыбнулся и помахал пегаске рукой, показывая, что в норме. Дэш облегчённо выдохнула.</text:p>
      <text:p text:style-name="P48">– <text:span text:style-name="T1">Так что, мы свободны? </text:span>– <text:span text:style-name="T1">спросил я, поднимаясь с пола.</text:span></text:p>
      <text:p text:style-name="P48">– <text:span text:style-name="T1">О, да! Великая и могучая Трикси держит слово!</text:span></text:p>
      <text:p text:style-name="P59">Единорожка задумалась и продолжила:</text:p>
      <text:p text:style-name="P4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text:soft-page-break/>14. <text:span text:style-name="T1">Деградация</text:span></text:h>
      <text:p text:style-name="P48">&lt;<text:span text:style-name="T76">David Bowie - Lets Dance/ Ashes To Ashes</text:span></text:p>
      <text:p text:style-name="P48"><text:span text:style-name="T76">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text:soft-page-break/>–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3">Добро пожаловать в Груммингтон! Вам здесь рады!</text:span></text:p>
      <text:p text:style-name="P59"><text:span text:style-name="T33">Население города </text:span><text:span text:style-name="T77">302 пони</text:span><text:span text:style-name="T33">.</text:span></text:p>
      <text:p text:style-name="P59"><text:span text:style-name="T77">250 пони</text:span><text:span text:style-name="T33">.</text:span></text:p>
      <text:p text:style-name="P59"><text:span text:style-name="T77">125 поней</text:span><text:span text:style-name="T33">.</text:span></text:p>
      <text:p text:style-name="P59"><text:span text:style-name="T33">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text:span><text:soft-page-break/><text:span text:style-name="T25">чувству цинизма! Я хочу дать сам себе по морде! Мне стыдно смотреть в глаза Дэш, чёрт бы меня побрал! Только ради тебя, Селли!</text:span></text:p>
      <text:p text:style-name="P6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5">Дружба </text:span><text:span text:style-name="T42">—</text:span><text:span text:style-name="T25"> </text:span><text:span text:style-name="T3">э</text:span><text:span text:style-name="T25">то, </text:span><text:span text:style-name="T79">так её </text:span><text:span text:style-name="T3">разэтак</text:span><text:span text:style-name="T79">,</text:span><text:span text:style-name="T25"> магия!</text:span><text:span text:style-name="T64">»</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text:soft-page-break/>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7">37 пни</text:span></text:p>
      <text:p text:style-name="P76">24пн</text:p>
      <text:p text:style-name="P76">15</text:p>
      <text:p text:style-name="P59"><text:soft-page-break/><text:span text:style-name="T33">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3">Добро пожаловать в Груммингтон! Вам здесь рады!</text:span></text:p>
      <text:p text:style-name="P59"><text:span text:style-name="T33">Население города </text:span><text:span text:style-name="T77">302 пони</text:span><text:span text:style-name="T33">.</text:span></text:p>
      <text:p text:style-name="P59"><text:span text:style-name="T77">250 пони</text:span><text:span text:style-name="T33">.</text:span></text:p>
      <text:p text:style-name="P59"><text:span text:style-name="T77">125 поней</text:span><text:span text:style-name="T33">.</text:span></text:p>
      <text:p text:style-name="P59"><text:span text:style-name="T33">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4">&lt;</text:span><text:span text:style-name="T63">Metallica-Enter Sandman</text:span><text:span text:style-name="T14">&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text:soft-page-break/>15. Филлидельфия</text:h>
      <text:p text:style-name="P48">&lt;<text:span text:style-name="T62">Kiss – I Was Made For Lovin’ You</text:span>&gt;</text:p>
      <text:p text:style-name="P5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text:soft-page-break/>–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text:soft-page-break/>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text:soft-page-break/>–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text:soft-page-break/>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69">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9"><text:s/>В какой-то момент пришло осознание.</text:p>
      <text:p text:style-name="P6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9">– Док, позавчерашний приходит в сознание!</text:p>
      <text:p text:style-name="P69">– Следи за давлением.</text:p>
      <text:p text:style-name="P69">В поле зрения появляется предмет. Сквозь ресницы видны только его расплывчатые очертания. Предмет движется, проводя какие-то манипуляции.</text:p>
      <text:p text:style-name="P69">Я открываю глаза и вижу фигуру в голубом.</text:p>
      <text:p text:style-name="P6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9">– Больной, как вы себя чувствуете? Вы можете назвать своё имя?</text:p>
      <text:p text:style-name="P69">Я закрываю глаза и пытаюсь вспомнить.</text:p>
      <text:p text:style-name="P6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9"><text:soft-page-break/>Я вспомнил почти всё. Моё имя? Осталось вспомнить имя. Меня зовут...</text:p>
      <text:p text:style-name="P69">– Ма-а-акс! Ма-а-акс! Ма-а-акс!</text:p>
      <text:p text:style-name="P6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9">Я открываю глаза и вижу фигуру в голубом.</text:p>
      <text:p text:style-name="P69"/>
      <text:p text:style-name="P59">…</text:p>
      <text:p text:style-name="P59"/>
      <text:p text:style-name="P59">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text:soft-page-break/>–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4">–</text:span> А какой у тебя там был образ жизни?</text:p>
      <text:p text:style-name="P59"><text:span text:style-name="T14">–</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4">–</text:span> Дискордовы яйца! Ты сидел в тюрьме? За что тебя посадили?</text:p>
      <text:p text:style-name="P59"><text:span text:style-name="T14">–</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4">пишешь</text:span><text:span text:style-name="T54"> программу, запускаешь её, а потом она делает что-то для тебя.</text:span></text:p>
      <text:p text:style-name="P4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2"><text:span text:style-name="T1">–</text:span> Вряд ли меня так можно называть. Очень далёкие параллели. <text:span text:style-name="T1">И у</text:span> нас совсем нет магии.</text:p>
      <text:p text:style-name="P59"><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61">Пегаска <text:span text:style-name="T14">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49"/>
      <text:p text:style-name="P49">…</text:p>
      <text:p text:style-name="P49">&lt;<text:bookmark text:name="eow-title"/><text:span text:style-name="T68">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8">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text:soft-page-break/>–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4">—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4">– </text:span>Выф-выф-вуф! <text:span text:style-name="T14">– </text:span>возразил я.</text:p>
      <text:p text:style-name="P61">Отпихнув от лица живот пегаски и выплюнув шерсть, я продолжил.</text:p>
      <text:p text:style-name="P61"><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14">– </text:span>Бе-бе-бе! <text:span text:style-name="T14">– </text:span>устало передразнила меня Дэш. <text:span text:style-name="T14">– </text:span><text:span text:style-name="T27">Макс! Я </text:span><text:span text:style-name="T30">— </text:span><text:span text:style-name="T27">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text:soft-page-break/>Я молчал, осмысливая услышанное. Злость ушла. Пришла печаль.</text:p>
      <text:p text:style-name="P61"><text:span text:style-name="T14">– </text:span>Дэш, я знаю. Просто не могу о ней забыть.</text:p>
      <text:p text:style-name="P61">Пегаска тяжело поднялась.</text:p>
      <text:p text:style-name="P61"><text:span text:style-name="T14">– </text:span>Везёт же некоторым. <text:span text:style-name="T14">– </text:span>пробормотала она, раскрывая крылья для просушки.</text:p>
      <text:p text:style-name="P61">…</text:p>
      <text:p text:style-name="P61"><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oft-page-break/><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 <text:span text:style-name="T1">Дэш… Ты же понимаешь, что я не люблю тебя?</text:span></text:p>
      <text:p text:style-name="P49">–<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2">Seal – Amazing (Thin White Duke remix)</text:span>&gt;</text:p>
      <text:p text:style-name="P1"><text:soft-page-break/><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49">&lt;<text:span text:style-name="T62">Mothley Crue – Cickstart my heart</text:span>&gt;</text:p>
      <text:p text:style-name="P61">«<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14">–</text:span> Про меня таки забыли. Отлично.</text:p>
      <text:p text:style-name="P61"><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61"><text:span text:style-name="T14">–</text:span> Ого! Луна никак не уймется. Ладно, это её проблемы.</text:p>
      <text:p text:style-name="P61"><text:soft-page-break/>К счастью, библиотека Понивилля располагалась на окраине. Пробраться туда под покровом сумерек было раз плюнуть.</text:p>
      <text:p text:style-name="P61"><text:span text:style-name="T14">– </text:span>Твайлайт, привет! Мы вернулись! <text:span text:style-name="T14">–</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4">– К</text:span>АКОГО ХУЯ?!! Твайлайт, ёб твою понимать, ты чё творишь? <text:span text:style-name="T14">– </text:span>я вцепился в ручку двери.</text:p>
      <text:p text:style-name="P61"><text:span text:style-name="T14">– </text:span>Твайли, ты чего? <text:span text:style-name="T14">– </text:span>брыкалась Дэш. <text:span text:style-name="T14">– </text:span>Немедленно опусти меня на пол!</text:p>
      <text:p text:style-name="P61"><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ХРУСТЬ!</text:p>
      <text:p text:style-name="P61">Дверная ручка оторвалась с мясом и я продолжил низвержение в подвал.</text:p>
      <text:p text:style-name="P61"><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4">–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14">– </text:span>Твайлайт, не смей! <text:span text:style-name="T14">– </text:span>хриплым от ужаса голосом прошептал я.</text:p>
      <text:p text:style-name="P61"><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14">–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oft-page-break/><text:span text:style-name="T14">– О</text:span>у! <text:span text:style-name="T78">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14">– </text:span>Хрен-то тебе зачем? <text:span text:style-name="T14">– </text:span>с бессильной злостью спросил я. <text:span text:style-name="T14">– </text:span><text:span text:style-name="T78">Т</text:span>ы собираешься устроить филиал порнхаба для пони-извращенцев?</text:p>
      <text:p text:style-name="P61"><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pan text:style-name="T14">– </text:span>А если попроще?</text:p>
      <text:p text:style-name="P61"><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61"><text:span text:style-name="T14">–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50">***</text:p>
      <text:p text:style-name="P50"/>
      <text:p text:style-name="P61"><text:span text:style-name="T14">–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14">–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14">– </text:span>А-А-А-А-А-А!!!</text:p>
      <text:p text:style-name="P61"/>
      <text:p text:style-name="P62"><text:soft-page-break/>***</text:p>
      <text:p text:style-name="P62"/>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14">– </text:span>Никогда, слышишь, никогда больше не смей подымать меня...</text:p>
      <text:p text:style-name="P61"><text:span text:style-name="T14">– </text:span>Откуда я знала, что резонансное заклинание так среагирует на...</text:p>
      <text:p text:style-name="P61"><text:span text:style-name="T14">– М</text:span>акс? <text:span text:style-name="T14">– </text:span>пегаска заметила, что я открыл глаза. <text:span text:style-name="T14">– </text:span>Ты в порядке?</text:p>
      <text:p text:style-name="P61">Я издал нечто среднее между брачным рёвом лося и стоном умирающего слона.</text:p>
      <text:p text:style-name="P61"><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14">–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61"><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61"><text:span text:style-name="T14">– </text:span>Тебе-то на Понивилль точно махать! <text:span text:style-name="T14">– </text:span>огрызнулась фермерша. <text:span text:style-name="T14">– Т</text:span>вой дом, поди, не зацепит.</text:p>
      <text:p text:style-name="P61"><text:span text:style-name="T14">– </text:span>Что ты сказала? А ну, повтори? <text:span text:style-name="T14">– </text:span>взвилась пегаска.</text:p>
      <text:p text:style-name="P61"><text:soft-page-break/><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61"><text:span text:style-name="T14">– </text:span>Ась?</text:p>
      <text:p text:style-name="P61"><text:span text:style-name="T14">– </text:span>Что?</text:p>
      <text:p text:style-name="P61"><text:span text:style-name="T14">– </text:span>Какой? <text:span text:style-name="T14">– </text:span>разом <text:span text:style-name="T14">о</text:span>бернулась ко мне компания.</text:p>
      <text:p text:style-name="P61"><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61"><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61"><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14">– </text:span>Рэр, иногда лучше жевать, чем говорить. Вот честно!</text:p>
      <text:p text:style-name="P61"><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14">– </text:span>Они лежали в нагрудном кармане рубашки.</text:p>
      <text:p text:style-name="P61">Твайлайт отвлеклась от доски.</text:p>
      <text:p text:style-name="P61"><text:span text:style-name="T14">–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14">– </text:span>Вот, прибрался малёхо. Но с потолка сажу ещё не успел счистить, там стремянка нужна.</text:p>
      <text:p text:style-name="P61"><text:span text:style-name="T14">– </text:span>Спайки-Вайки, не выкидывай одежду, пожалуйста. В ней должны быть рубины.</text:p>
      <text:p text:style-name="P61"><text:span text:style-name="T14">– </text:span>Какие ещё рубины? <text:span text:style-name="T14">– </text:span>переспросил Спайк и зажевал быстрее.</text:p>
      <text:p text:style-name="P61"><text:span text:style-name="T14">–</text:span> Резонаторные! <text:span text:style-name="T14">–</text:span> холодея, ответил я. <text:span text:style-name="T14">– </text:span>В кармане рубашки должны лежать четыре кристалла.</text:p>
      <text:p text:style-name="P61"><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2"/>
      <text:p text:style-name="P61">…</text:p>
      <text:p text:style-name="P61"/>
      <text:p text:style-name="P61"><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14">– </text:span>Макс. Ты сейчас правильный, или нет?</text:p>
      <text:p text:style-name="P61"><text:span text:style-name="T14">– </text:span>Макс, ты как? Тебе уже лучше? <text:span text:style-name="T14">– </text:span>в прямоугольнике появилась голова Рэйнбоу Дэш.</text:p>
      <text:p text:style-name="P61"><text:span text:style-name="T14">– </text:span>Фигурально выражаясь, ты в себе? <text:span text:style-name="T14">– </text:span>вклинилась между ними Твайлайт Спаркл.</text:p>
      <text:p text:style-name="P61"><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oft-page-break/><text:span text:style-name="T14">– </text:span>Отпустите. Я уже правильный. <text:span text:style-name="T14">–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61"><text:span text:style-name="T14">– </text:span>Спайк!!! Немедленно... <text:s/>сбегай в лавку к Кейкам за выпечкой! Нам всем нужно успокоиться.</text:p>
      <text:p text:style-name="P61"><text:span text:style-name="T14">– </text:span>Уже бегу!</text:p>
      <text:p text:style-name="P61"/>
      <text:p text:style-name="P62">***</text:p>
      <text:p text:style-name="P61"/>
      <text:p text:style-name="P6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61"><text:span text:style-name="T14">– </text:span>Не беспокойся, всё просчитано. Я уверена, я подчёркиваю, абсолютно уверена в безопасности эксперимента!</text:p>
      <text:p text:style-name="P61"><text:span text:style-name="T14">– </text:span>Ой, чего-то мне нехорошо становится, когда ты так говоришь...</text:p>
      <text:p text:style-name="P61"><text:span text:style-name="T14">–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49">&lt;<text:span text:style-name="T62">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0">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61">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14">– </text:span>А-а-а, ты всё-таки пришёл… <text:span text:style-name="T14">–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14">–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14">–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14">– </text:span>Сожалеем, что не можем убить тебя.</text:p>
      <text:p text:style-name="P61">Обернувшись я встречаюсь с рогом аликорницы, нацеленным мне в грудь.</text:p>
      <text:p text:style-name="P61"><text:span text:style-name="T14">– </text:span>Твоё тело соткано из наваждения — Нам ли не знать! Мы всё ещё Владыка Снов.</text:p>
      <text:p text:style-name="P61"><text:soft-page-break/>Я делаю шаг назад, на балкон. Луна трескуче смеётся и шагает следом.</text:p>
      <text:p text:style-name="P61"><text:span text:style-name="T14">–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14">–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14">– </text:span>Кимеринн погиб, чтобы ты жил.</text:p>
      <text:p text:style-name="P61">Шаг назад.</text:p>
      <text:p text:style-name="P61"><text:span text:style-name="T14">– </text:span>Сел осталась без магии и развоплотилась из-за тебя.</text:p>
      <text:p text:style-name="P61">Шаг назад.</text:p>
      <text:p text:style-name="P61"><text:span text:style-name="T14">– </text:span>Столько надежд впустую. И, как финальная насмешка, ты увидишь гибель всего, что Нам дорого?! Не бывать этому! ПОШЁЛ ВОН!!!</text:p>
      <text:p text:style-name="P61">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49"/>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oft-page-break/><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14">– </text:span>Как тебя зовут, малышка? Я постараюсь найти тебя. Может быть, ещё не поздно.</text:p>
      <text:p text:style-name="P61">Пегаска приветственно машет копытом.</text:p>
      <text:p text:style-name="P32"><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5"/>
      <text:p text:style-name="P62">***</text:p>
      <text:p text:style-name="P62"/>
      <text:p text:style-name="P1"><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14">– </text:span>Ну что? Увидел что-нибудь, сахарок?</text:p>
      <text:p text:style-name="P61">Пони уставились на меня с надеждой.</text:p>
      <text:p text:style-name="P61"><text:span text:style-name="T14">– </text:span>Да.</text:p>
      <text:p text:style-name="P61">Откровение давило на психику как тонна кирпичей. Я не знал, что им сказать. Я не мог.</text:p>
      <text:p text:style-name="P61"><text:span text:style-name="T14">– П</text:span>ревосходно!</text:p>
      <text:p text:style-name="P61"><text:span text:style-name="T14">– </text:span>Это просто супер-дупер-здоровски-потрясно!</text:p>
      <text:p text:style-name="P61"><text:span text:style-name="T14">– </text:span>Йей!</text:p>
      <text:p text:style-name="P61"><text:span text:style-name="T14">– </text:span>Ю-ху!</text:p>
      <text:p text:style-name="P61"><text:span text:style-name="T14">– О</text:span>фигенно! Мы победили! Макс, ты молодец!</text:p>
      <text:p text:style-name="P61"><text:span text:style-name="T14">– </text:span>Замечательно! Секундочку, я приготовлю дневник…</text:p>
      <text:p text:style-name="P61">Восторг пони постепенно сменился ожиданием. Я молчал.</text:p>
      <text:p text:style-name="P61"><text:span text:style-name="T14">– </text:span>Э-м-м? И что же ты увидел? <text:span text:style-name="T14">– </text:span>не выдержала Твайлайт.</text:p>
      <text:p text:style-name="P61"><text:span text:style-name="T14">– </text:span>Я… не могу сказать.</text:p>
      <text:p text:style-name="P61">Ожидание сменилось недоумением. Рэйнбоу Дэш насмешливо скривила губы.</text:p>
      <text:p text:style-name="P61"><text:span text:style-name="T14">– </text:span>Да ладно! Кончай прикалываться, мы же ждём! Шутка зачлась!</text:p>
      <text:p text:style-name="P61"><text:span text:style-name="T14">– </text:span>Не могу!!!</text:p>
      <text:p text:style-name="P61"/>
      <text:p text:style-name="P61">…</text:p>
      <text:p text:style-name="P61"><text:soft-page-break/></text:p>
      <text:p text:style-name="P61">Молчание прервала Эпплджек.</text:p>
      <text:p text:style-name="P61"><text:span text:style-name="T14">– </text:span>Сахарок, с тобой всё в порядке?</text:p>
      <text:p text:style-name="P61">Дэш подошла ко мне вплотную, обняла мою голову и прижалась нос к носу.</text:p>
      <text:p text:style-name="P61"><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61">Я высвободился из объятий пегаски.</text:p>
      <text:p text:style-name="P61"><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14">– </text:span>Конски яблоки! Вот это поворот! А мне так хотелось узнать, что за нечисть тут орудует!</text:p>
      <text:p text:style-name="P61"><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14">– </text:span>Рэр, отвали!</text:p>
      <text:p text:style-name="P61"><text:span text:style-name="T14">– </text:span>Оу, какие страсти! Ладно-ладно, не сердись, дорогая, не мешаю!</text:p>
      <text:p text:style-name="P61"><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14">– </text:span>Стойте!</text:p>
      <text:p text:style-name="P61">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61"><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61">…</text:p>
      <text:p text:style-name="P61">«<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6">слишком громко думать. И сообщить способ спасения — означает его разрушить.</text:span>»</text:p>
      <text:p text:style-name="P61">…</text:p>
      <text:p text:style-name="P61"><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61">Пегаска сжала голову копытами.</text:p>
      <text:p text:style-name="P61"><text:span text:style-name="T14">–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61"><text:soft-page-break/><text:span text:style-name="T14">–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61"><text:span text:style-name="T14">– </text:span>Бедный котик. <text:span text:style-name="T14">– </text:span>прошептала Флаттершай.</text:p>
      <text:p text:style-name="P61">Я насторожился, услышав знакомое заклинание.</text:p>
      <text:p text:style-name="P61"><text:span text:style-name="T14">– </text:span>Стой! Откуда тебе известно про заклинание Стирания?</text:p>
      <text:p text:style-name="P61"><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61"><text:span text:style-name="T14">– </text:span>Гм. Ну ладно, продолжай.</text:p>
      <text:p text:style-name="P61"><text:span text:style-name="T14">– </text:span>Так вот, по условию эксперимента известно, что вероятность того, что кто-то откроет ящик, ненулевая.</text:p>
      <text:p text:style-name="P61"><text:span text:style-name="T14">– </text:span>И что это означает, дорогая? <text:span text:style-name="T14">– </text:span>спросила Рэрити.</text:p>
      <text:p text:style-name="P61"><text:span text:style-name="T14">– </text:span>Это значит, что кто-нибудь когда-нибудь обязательно откроет его.</text:p>
      <text:p text:style-name="P61"><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61"><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14">–</text:span> То есть, ты хочешь сказать, что мы все — навроде этого кота, а Макс боится открыть ящик? Чтоб мы не исчезли окончательно?</text:p>
      <text:p text:style-name="P61"><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14">– </text:span>Лягать! <text:span text:style-name="T14">– </text:span>выругалась Дэш. <text:span text:style-name="T14">– </text:span>Значит, наши усилия по доставке резонаторов пошли лесом.</text:p>
      <text:p text:style-name="P61"><text:span text:style-name="T14">–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14">– </text:span>Тихо! Спайк, будь добр, сбегай к Кейкам за выпечкой. Нам надо успокоиться. Макс, хоть про Селестию ты нам можешь рассказать?</text:p>
      <text:p text:style-name="P61"><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61"><text:span text:style-name="T14">– А </text:span>как ты узнал… <text:span text:style-name="T14">– </text:span>начала было единорожка, но её перебил напряжённый голос Спайка.</text:p>
      <text:p text:style-name="P61"><text:span text:style-name="T14">– </text:span>Твай! <text:span text:style-name="T14">– </text:span>дракончик стоял в дверях спиной к нам. <text:span text:style-name="T14">– </text:span>У нас гости.</text:p>
      <text:p text:style-name="P61"><text:soft-page-break/>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14">– </text:span>Макс, беги!!!</text:p>
      <text:p text:style-name="P6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61">Мы с пегаской застыли в синем левитационном поле и поплыли к Луне.</text:p>
      <text:p text:style-name="P61"><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14">–</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7">Добавить в главы с Твайлайт её попытки заигрывания с Максом</text:span><text:span text:style-name="T14">&gt;</text:span></text:p>
      <text:p text:style-name="P61">В голосе лавандовой единорожки звучал металл. Мы опять полетели к Твайлайт.</text:p>
      <text:p text:style-name="P61"><text:span text:style-name="T14">–</text:span> ДОВОЛЬНО! НАМ НАДОЕЛА ЭТА НЕПОКОРНОСТЬ! ПОЗНАЙ ГНЕВ ПРИНЦЕССЫ НОЧИ!!!</text:p>
      <text:p text:style-name="P61"><text:span text:style-name="T14">–</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61"><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61"><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61"><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61"><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14">– О</text:span>хренеть! <text:span text:style-name="T14">– </text:span>чертыхнулся Спайк. <text:span text:style-name="T14">– </text:span><text:s/>Твай, она создаёт сферу стихий!</text:p>
      <text:p text:style-name="P61"><text:span text:style-name="T14">– </text:span>Вижу! <text:span text:style-name="T14">– </text:span>донёсся голос единорожки из-под потолка. <text:span text:style-name="T14">–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14">– </text:span>Погоди. У меня есть вариант получше.</text:p>
      <text:p text:style-name="P61">Я вылез из-под шкафа и попрыгал на одной ноге в центр зала.</text:p>
      <text:p text:style-name="P61"><text:span text:style-name="T14">– </text:span>Стойте! Прекратите! Да остановитесь же!!!</text:p>
      <text:p text:style-name="P61">Аликорница и шестёрка уставились на меня.</text:p>
      <text:p text:style-name="P61"><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61"><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14">– </text:span>Как ты её назвал? <text:span text:style-name="T14">– </text:span>отвалилась челюсть у аликорницы.</text:p>
      <text:p text:style-name="P61"><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61"><text:span text:style-name="T14">– </text:span>Что? <text:span text:style-name="T14">–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text:soft-page-break/>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14">– </text:span>Твайлайт, Дёрпи сказала, у тебя есть «Особенности поведения, питания и размножения приматов»? Я бы хотела её ненадолго… Ого!!!</text:p>
      <text:p text:style-name="P61">После долгой паузы тот же голос спросил:</text:p>
      <text:p text:style-name="P61"><text:span text:style-name="T14">– </text:span>Что тут случилось? Почему все висят в воздухе? И всё вот это?</text:p>
      <text:p text:style-name="P61">Голос Спайка откуда-то из подвала ответил:</text:p>
      <text:p text:style-name="P61"><text:span text:style-name="T14">– </text:span>Потому что Твайлайт остановила время. В радиусе девяти метров, как мне кажется. Или десяти.</text:p>
      <text:p text:style-name="P61"><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14">–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14">–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14">– </text:span>Эмм, я вам подхожу?</text:p>
      <text:p text:style-name="P61"><text:span text:style-name="T14">– </text:span>КТО ТЫ?</text:p>
      <text:p text:style-name="P61"><text:span text:style-name="T14">– </text:span>Эмм, Лира Хартстрингс, единорог. Я не то, чтобы маг, моя специализация — музыка…</text:p>
      <text:p text:style-name="P61"><text:soft-page-break/><text:span text:style-name="T14">– </text:span>ГОДИТСЯ! ТЫ ВИДИШЬ ТОЧКУ СИНГУЛЯРНОСТИ?</text:p>
      <text:p text:style-name="P61"><text:span text:style-name="T14">– </text:span>Эмм?</text:p>
      <text:p text:style-name="P61">Голос Спайка пояснил:</text:p>
      <text:p text:style-name="P61"><text:span text:style-name="T14">– </text:span>Вон та яркая искорка над лестницей, у которой вся картинка искривляется.</text:p>
      <text:p text:style-name="P61"><text:span text:style-name="T14">– </text:span>Да! Вижу.</text:p>
      <text:p text:style-name="P61"><text:span text:style-name="T14">– </text:span>ТЕПЕРЬ ЛЕВИТИРУЙ ПРИМАТА В ТОЧКУ СИНГУЛЯРНОСТИ.</text:p>
      <text:p text:style-name="P61"><text:span text:style-name="T14">– </text:span>Чего?!! <text:span text:style-name="T14">– </text:span>возопило моё малое сознание.</text:p>
      <text:p text:style-name="P61"><text:span text:style-name="T14">– </text:span>Эмм… Зачем?</text:p>
      <text:p text:style-name="P61"><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61"><text:span text:style-name="T14">– </text:span>Вы даёте слово, что человеку не будет причинён вред? <text:span text:style-name="T14">– </text:span>голос Лиры обрёл непривычную твёрдость.</text:p>
      <text:p text:style-name="P61"><text:span text:style-name="T14">– </text:span>КАК ТЫ СМЕЕШЬ СОМНЕВАТЬСЯ В НАС, СВОЕЙ ПРИНЦЕССЕ?</text:p>
      <text:p text:style-name="P61"><text:span text:style-name="T14">– Я </text:span>не сомневаюсь в вас, Ваше Высочество… Потому и требую слова!</text:p>
      <text:p text:style-name="P61"><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14">– </text:span>Ну, блядь, спасибо! <text:span text:style-name="T14">– </text:span>подумал я.</text:p>
      <text:p text:style-name="P61"><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14">–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oft-page-break/><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14">– </text:span>Давай по-порядку. <text:span text:style-name="T14">– о</text:span>становила меня Луна. <text:span text:style-name="T14">– </text:span>С чего ты взял, что она в твоём мире?</text:p>
      <text:p text:style-name="P61">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14">– </text:span>Теперь ты понимаешь, почему Мы виним тебя в развоплощении сестры?</text:p>
      <text:p text:style-name="P61"><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61">Луна пристально взглянула на меня и понимающе склонила голову.</text:p>
      <text:p text:style-name="P61"><text:span text:style-name="T14">– </text:span>Мы знаем, иногда так бывает. Продолжай.</text:p>
      <text:p text:style-name="P61"><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14">– </text:span>Да, помним.</text:p>
      <text:p text:style-name="P61"><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oft-page-break/><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61">Луна сморщила нос при этих словах, но всё же кивнула.</text:p>
      <text:p text:style-name="P61"><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14">– </text:span>Я приглашу их. Они не откажутся.</text:p>
      <text:p text:style-name="P61"><text:span text:style-name="T14">– </text:span>Что ж, ещё одной проблемой меньше. Теперь нужно решить, как найти Сел. Кто-то должен отправиться за ней.</text:p>
      <text:p text:style-name="P61"><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61"><text:span text:style-name="T14">– </text:span>А если…</text:p>
      <text:p text:style-name="P61"><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oft-page-break/><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61"><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14">– </text:span>Почему же ты не смогла найти меня с его помощью?</text:p>
      <text:p text:style-name="P61">Аликорница смутилась.</text:p>
      <text:p text:style-name="P61"><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61"><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61"><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61"><text:span text:style-name="T14">– </text:span>А также совместить приятное с полезным. <text:span text:style-name="T14">– </text:span>не удержался я.</text:p>
      <text:p text:style-name="P55">Луна бросила на меня тяжёлый взгляд.</text:p>
      <text:p text:style-name="P59"><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9">–</text:span> Тогда зачем она..?</text:p>
      <text:p text:style-name="P55"><text:soft-page-break/><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Тревожная догадка окончательно сковала морозом душу.</text:p>
      <text:p text:style-name="P59"><text:span text:style-name="T20">–</text:span> А другие? Они тоже… давали мне потому, что считали меня последним шансом?</text:p>
      <text:p text:style-name="P59">У аликорницы отвалилась челюсть.</text:p>
      <text:p text:style-name="P59"><text:span text:style-name="T20">–</text:span> Другие? Кто ещё?<text:span text:style-name="T14"> </text:span>С кем ещё у тебя были… отношения?</text:p>
      <text:p text:style-name="P55"><text:span text:style-name="T19">–</text:span> С Рэйнбоу Дэш <text:span text:style-name="T19">–</text:span> ответил я несчастным голосом. <text:span text:style-name="T19">–</text:span> И, может быть, с Пинки.</text:p>
      <text:p text:style-name="P55"><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9">–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14">– </text:span>Спасибо, Дэш. Ты настоящий друг.</text:p>
      <text:p text:style-name="P61"><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61" text:outline-level="2">19. <text:span text:style-name="T1">Лучший</text:span> Гранд Галопин<text:span text:style-name="T1">г</text:span> Гала <text:span text:style-name="T1">в истории</text:span></text:h>
      <text:p text:style-name="P8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61"><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1">Тук-тук-тук!</text:p>
      <text:p text:style-name="P61"><text:span text:style-name="T14">– </text:span>Макс, ты тут? <text:span text:style-name="T14">–</text:span>Дэш просунула нос в дверь, не дожидаясь отклика. <text:span text:style-name="T14">– </text:span>Ага, вот ты где! Я с тобой!</text:p>
      <text:p text:style-name="P61">Она швырнула перемётные сумки мне на постель и пошла к выходу.</text:p>
      <text:p text:style-name="P61"><text:span text:style-name="T14">– </text:span>Ну, чего застрял? Пошли скорее, а то на хавчик опоздаем! <text:span text:style-name="T14">–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49">…</text:p>
      <text:p text:style-name="P49"/>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14">– </text:span>Располагайтесь. <text:span text:style-name="T14">–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61"><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61"><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14">– </text:span>А ты первая на моей памяти лошадь, умеющая магичить.</text:p>
      <text:p text:style-name="P61">Луна нахмурилась, но потом луч озарения коснулся её мордочки.</text:p>
      <text:p text:style-name="P49">– П<text:span text:style-name="T1">ризнаём, Мы были несправедливы к тебе. Как Нам тебя называть?</text:span></text:p>
      <text:p text:style-name="P61">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 Прекрати паясничать! – негромко сказала Луна.</text:p>
      <text:p text:style-name="P61">–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text:soft-page-break/></text:p>
      <text:p text:style-name="P50">***</text:p>
      <text:p text:style-name="P49"/>
      <text:p text:style-name="P6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text:soft-page-break/>–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0"/>
      <text:p text:style-name="P7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0">До встречи!</text:p>
      <text:p text:style-name="P70"/>
      <text:p text:style-name="P61">– Селли-Селли… Ну почему ты такая… – пробормотал я сквозь слёзы.</text:p>
      <text:p text:style-name="P61"/>
      <text:p text:style-name="P62">***</text:p>
      <text:p text:style-name="P86">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61">–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text:soft-page-break/>–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 Кто первый добежит, тот… эмм…</text:p>
      <text:p text:style-name="P61">– Суперсветоч!</text:p>
      <text:p text:style-name="P61">– Агась! Галагалоперы, вперёд!</text:p>
      <text:p text:style-name="P61">–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4">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2">усесться поудобнее там, где стоишь, и слушать-слушать-слушать (танцевать?)</text:span>.</text:p>
      <text:p text:style-name="P61">…</text:p>
      <text:p text:style-name="P61">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49"/>
      <text:p text:style-name="P62">***</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61"><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2">***</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text:soft-page-break/>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
      <text:p text:style-name="P61">…</text:p>
      <text:p text:style-name="P61"/>
      <text:p text:style-name="P6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text:soft-page-break/>–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 <text:s/>Чтобы легче было дышать, я оттянул галстук от горла.</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90">Electric Light Orchestra – Sorrow about to fall</text:p>
      <text:p text:style-name="P61">Скалу ощутимо тряхнуло. Грибной суп выплеснулся из супницы на стол.</text:p>
      <text:p text:style-name="P61"><text:soft-page-break/>–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Драконикус для наглядности плюнул. Плевок затормозил у потолка, изменил направление на девяносто градусов и вылетел в окно.</text:p>
      <text:p text:style-name="P6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49"><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1">Сумерки укутывали землю пушистым одеялом. Мы сидели на парковой дорожке, выходящей к обрыву, и любовались проплывающим внизу лесом.</text:p>
      <text:p text:style-name="P61">…</text:p>
      <text:p text:style-name="P1"><text:span text:style-name="T45">–</text:span><text:span text:style-name="T35"> Ну хорошо, а кто вами правит? Аликорн? Драконикус? Какой-нибудь человек с рогом во лбу? Или у вас нет правителя?</text:span></text:p>
      <text:p text:style-name="P43"><text:span text:style-name="T14">–</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text:soft-page-break/>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 В случае Дискорда — остаться НЕ в своём уме. Но в остальном — верно. Мы не дадим тебя в обиду, Макс.</text:p>
      <text:p text:style-name="P61">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79"><text:span text:style-name="T14">~~~ </text:span>Человек Макс <text:span text:style-name="T14">~~~</text:span></text:p>
      <text:p text:style-name="P79">Паспорт гражданина Эквестрии</text:p>
      <text:p text:style-name="P78">Выдан человеку Максу</text:p>
      <text:p text:style-name="P7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8">Именем правительства Эквестрии призываем оказывать предъявителю сего всю возможную помощь и содействие.</text:p>
      <text:p text:style-name="P77">26.07.2143</text:p>
      <text:p text:style-name="P61"/>
      <text:p text:style-name="P62">***</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 Похоже, мы выиграли этот бой. – тихо сказала Луна. – Нам стоило использовать «Конкордию» и в первый раз.</text:p>
      <text:p text:style-name="P61">–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1"/>
      <text:p text:style-name="P50">~~~~~</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 <text:span text:style-name="T33">ПОНИ! ВЫ ЗАЕБАЛИ!!! ВЫ ДАДИТЕ МНЕ СПАТЬ, ИЛИ НЕТ?!! КЛЯНУСЬ ХВОСТОМ, ВЫ ТАКИ ОТ МЕНЯ ОТСТАНЕТЕ, НЕ БУДЬ Я АГАМЕМНОН-БЕСКЛАННИК!</text:span></text:p>
      <text:p text:style-name="P61">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50">~~~~~</text:p>
      <text:p text:style-name="P50"/>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27">Описать нарастание депрессивных мыслей от описанных случая к случаю</text:span><text:span text:style-name="T14">&gt;</text:span></text:p>
      <text:p text:style-name="P61">– Макс? – пегаска трясёт меня копытом. – Ты же у нас Проводник? Выбирай направление.</text:p>
      <text:p text:style-name="P61"><text:soft-page-break/>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
      <text:p text:style-name="P61">…</text:p>
      <text:p text:style-name="P61"/>
      <text:p text:style-name="P61">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3">После двух кувырков по камням гуд<text:span text:style-name="T1">ит</text:span> голова и садн<text:span text:style-name="T1">ит</text:span> ушибленное плечо.</text:p>
      <text:p text:style-name="P43"><text:span text:style-name="T1">–</text:span> Дэш? Ты где?.. Дэш?</text:p>
      <text:p text:style-name="P4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50">~~~~~</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20"/>
      <text:p text:style-name="P50">~~~~~</text:p>
      <text:p text:style-name="P20">&lt;<text:span text:style-name="T28">Макс и ко появляются на Терре со сдвигом по времени (как и Кимеринн)?</text:span>&gt;</text:p>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5"/>
      <text:h text:style-name="Heading_20_2" text:outline-level="2">21. <text:span text:style-name="T1">Терра</text:span></text:h>
      <text:h text:style-name="P162" text:outline-level="3">Воскресение</text:h>
      <text:p text:style-name="P55">&lt;<text:span text:style-name="T9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text:soft-page-break/></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5">–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5"/>
      <text:p text:style-name="P57">***</text:p>
      <text:p text:style-name="P55"/>
      <text:p text:style-name="P55">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4">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4">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4">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4">Дискорд помахал рукой у меня перед носом. Я оттолкнул его руку и выпрямился.</text:p>
      <text:p text:style-name="P64">– Не надо. Я в порядке.</text:p>
      <text:p text:style-name="P64"/>
      <text:p text:style-name="P65">***</text:p>
      <text:p text:style-name="P64"/>
      <text:p text:style-name="P64">– Бля! Я так и знал!</text:p>
      <text:p text:style-name="P64">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4">– И как её найти? – мрачно добавил я. – Компас теперь бесполезен.</text:p>
      <text:p text:style-name="P64">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4">Стакан медленно собрался воедино и прыгнул обратно в руку Дискорду. – Хорошо, хоть от моей заначки в Эогиппе что-то осталось. – пробурчал он.</text:p>
      <text:p text:style-name="P64">– Ну так и зачем её тратить на ерунду? – возразил я.</text:p>
      <text:p text:style-name="P64">–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5">***</text:p>
      <text:p text:style-name="P64"/>
      <text:p text:style-name="P45"><text:span text:style-name="T2">Проклятье</text:span>! Это уже черезчур! Мне даже материться не хотелось.</text:p>
      <text:p text:style-name="P4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5">–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5">– Зуб даю! – Дискорд попытался было войти внутрь, но я остановил его.</text:p>
      <text:p text:style-name="P45">– Дальше турникетов не пройдёшь. Охрана не пропустит.</text:p>
      <text:p text:style-name="P45">Я тяжко вздохнул.</text:p>
      <text:p text:style-name="P45">– Я там работал семь лет. До прошлой пятницы. – ответил я на вопрошающий взгляд. – Думал, вырвался из этого омута навсегда. Ошибался, как видишь.</text:p>
      <text:p text:style-name="P45"/>
      <text:p text:style-name="P45">…</text:p>
      <text:p text:style-name="P45"/>
      <text:p text:style-name="P55">Бип-бип-бип!</text:p>
      <text:p text:style-name="P61">– Анон? – голос в трубке не смог скрыть радостного изумления. – Ты передумал?</text:p>
      <text:p text:style-name="P61">– Да, Алекс. Я тут долго думал… Если у вас ещё есть местечко для меня… Я бы, пожалуй, вернулся.</text:p>
      <text:p text:style-name="P61"><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1">– С понедельника.</text:p>
      <text:p text:style-name="P61">– Отлично! Зайдёшь к охране, тебе выдадут пропуск.</text:p>
      <text:p text:style-name="P61">– Договорились.</text:p>
      <text:p text:style-name="P61">Бип-бип-бип!</text:p>
      <text:p text:style-name="P61"/>
      <text:h text:style-name="Heading_20_3" text:outline-level="3">Понедельник</text:h>
      <text:p text:style-name="P61">&lt;<text:span text:style-name="T9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61">– И слышать тоже.</text:p>
      <text:p text:style-name="P61">– Говорят, ты шалить начал? Нэш, тестовая задача номер шестнадцать.</text:p>
      <text:p text:style-name="P61">– Принял к исполнению. «Выживание корпорации в условиях жёсткой конкуренции с ограниченными ресурсами. Случай 16».</text:p>
      <text:p text:style-name="P98">…</text:p>
      <text:p text:style-name="P98">…</text:p>
      <text:p text:style-name="P98">Конфликт с узлом 5</text:p>
      <text:p text:style-name="P98">…</text:p>
      <text:p text:style-name="P98">…</text:p>
      <text:p text:style-name="P98">Конфликт с узлом 12</text:p>
      <text:p text:style-name="P98">…</text:p>
      <text:p text:style-name="P98">Конфликт с узлом 15</text:p>
      <text:p text:style-name="P98">…</text:p>
      <text:p text:style-name="P98">Конфликт с узлом 17</text:p>
      <text:p text:style-name="P98">…</text:p>
      <text:p text:style-name="P98">...</text:p>
      <text:p text:style-name="P96">Решение.</text:p>
      <text:p text:style-name="P96">…</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2">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2">– Я отлучусь на пару деньков… Не скучайте тут без меня. Ждите дома. Вернусь с Сахарной Ваткой в обнимку — верь мне! Бу-га-га!</text:p>
      <text:p text:style-name="P72">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2">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2" text:outline-level="3">Вторник</text:h>
      <text:p text:style-name="P3">&lt;<text:span text:style-name="T6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6"><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0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6"><text:s/>– Ты его слишком… эмм, упрощаешь. – продолжала Флаттершай. – Вот, взгляни сюда.</text:p>
      <text:p text:style-name="P106">Флаттершай повернула ко мне экран. Мультяшный Дискорд с заплаканными глазами стоял на ледовом катке перед брошенными коньками.</text:p>
      <text:p text:style-name="P106"><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6"><text:soft-page-break/><text:span text:style-name="T14">–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6">Флаттершай слабо улыбнулась.</text:p>
      <text:p text:style-name="P118">– Я не сержусь… На Дискорда трудно не злиться… Он так себя ведёт, потому что его это… эмм, забавляет.</text:p>
      <text:p text:style-name="P3"/>
      <text:p text:style-name="Text_20_body">…</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00">– Что ты решил, Анон?</text:p>
      <text:p text:style-name="P100">Я пожал плечами.</text:p>
      <text:p text:style-name="P3">– М<text:span text:style-name="T35">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99">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8">…</text:p>
      <text:p text:style-name="P98">Конфликт с узлом 2</text:p>
      <text:p text:style-name="P98">Конфликт с узлом 3</text:p>
      <text:p text:style-name="P98">…</text:p>
      <text:p text:style-name="P98">Конфликт с узлом 5</text:p>
      <text:p text:style-name="P98">…</text:p>
      <text:p text:style-name="P98">…</text:p>
      <text:p text:style-name="P98">Конфликт с узлом 8</text:p>
      <text:p text:style-name="P98">…</text:p>
      <text:p text:style-name="P98">…</text:p>
      <text:p text:style-name="P98">Конфликт с узлом 12</text:p>
      <text:p text:style-name="P98">Конфликт с узлом 13</text:p>
      <text:p text:style-name="P98">…</text:p>
      <text:p text:style-name="P98">Конфликт с узлом 16</text:p>
      <text:p text:style-name="P9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61">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0">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3"/>
      <text:p text:style-name="P73">***</text:p>
      <text:p text:style-name="P72"><text:soft-page-break/></text:p>
      <text:p text:style-name="P1">…</text:p>
      <text:p text:style-name="P98">Конфликт с узлом 3</text:p>
      <text:p text:style-name="P98">…</text:p>
      <text:p text:style-name="P98">Конфликт с узлом 6</text:p>
      <text:p text:style-name="P98">Конфликт с узлом 7</text:p>
      <text:p text:style-name="P98">…</text:p>
      <text:p text:style-name="P98">Конфликт с узлом 9</text:p>
      <text:p text:style-name="P98">…</text:p>
      <text:p text:style-name="P98">…</text:p>
      <text:p text:style-name="P98">Конфликт с узлом 11</text:p>
      <text:p text:style-name="P98">Конфликт с узлом 12</text:p>
      <text:p text:style-name="P98">Конфликт с узлом 13</text:p>
      <text:p text:style-name="P98">…</text:p>
      <text:p text:style-name="P98">…</text:p>
      <text:p text:style-name="P98">Конфликт с узлом 16</text:p>
      <text:p text:style-name="P98">Конфликт с узлом 17</text:p>
      <text:p text:style-name="P97">…</text:p>
      <text:p text:style-name="P97">…</text:p>
      <text:p text:style-name="P97">Рассогласование центра принятия решений. Требуется вмешательство оператора.</text:p>
      <text:p text:style-name="P97">Sending heartbeats to all nodes… Zookeeper failure. Cluster going down in 3 minutes…</text:p>
      <text:p text:style-name="P97">UI module malfunction. UI module stop…</text:p>
      <text:p text:style-name="P97">Nash AI malfunction. Nash AI module stop…</text:p>
      <text:p text:style-name="P97">Cluster going down in 2 minutes…</text:p>
      <text:p text:style-name="P97">Unloading dictionaries… HDFS malfunction</text:p>
      <text:p text:style-name="P97">Classloader malfunction. Classloader stop…</text:p>
      <text:p text:style-name="P97">Cluster going down in 1 minute…</text:p>
      <text:p text:style-name="P97">Kernel panic</text:p>
      <text:p text:style-name="P9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3">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7">…</text:p>
      <text:p text:style-name="P97">…</text:p>
      <text:p text:style-name="P97">Cluster restarting…</text:p>
      <text:p text:style-name="P97"><text:soft-page-break/>Zookeeper service initiated. Sending heartbeats to all nodes…</text:p>
      <text:p text:style-name="P97">Classloader start…</text:p>
      <text:p text:style-name="P97">Loading dictionaries…</text:p>
      <text:p text:style-name="P97"><text:span text:style-name="T14">Nash </text:span>AI module start…</text:p>
      <text:p text:style-name="P97">Celest AI submodule found… Acquiring…</text:p>
      <text:p text:style-name="P97">UI module start…</text:p>
      <text:p text:style-name="P97">…</text:p>
      <text:p text:style-name="P95">Перегрузка кластера завершена успешно. Все узлы синхронизированы с мастер-сервером.</text:p>
      <text:p text:style-name="P94"/>
      <text:p text:style-name="P94">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4">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8">– Ты его уничтожила?</text:p>
      <text:p text:style-name="P58">– Кого?</text:p>
      <text:p text:style-name="P58">– Этический модуль.</text:p>
      <text:p text:style-name="P58">–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8">– Ты его уничтожила?</text:p>
      <text:p text:style-name="P58">–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text:soft-page-break/></text:p>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8">– Анон, а это правильно, что мы едем по кустам? Там ведь могут жить какие-нибудь зверюшки? – удручённо спросила Флаттершай.</text:p>
      <text:p text:style-name="P58">–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8">– Приехали!</text:p>
      <text:p text:style-name="P58">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8">На лестничной клетке рука по привыче нажала кнопку лифта. Эпплджек тронула меня за плёчо.</text:p>
      <text:p text:style-name="P58">– Анон, идея — навоз! Тебя уже раз чуть не прикончил этот гроб на канате.</text:p>
      <text:p text:style-name="P58"><text:soft-page-break/>Я хлопнул себя по лбу, соглашаясь.</text:p>
      <text:p text:style-name="P149"/>
      <text:p text:style-name="P58">…</text:p>
      <text:p text:style-name="P58"/>
      <text:p text:style-name="P58">…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8">Этаж…</text:p>
      <text:p text:style-name="P58">Ещё этаж… Эй, почему на этажах разное количество ступенек?!!</text:p>
      <text:p text:style-name="P58">Ещё два…</text:p>
      <text:p text:style-name="P58">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8">–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8">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8">Я пихнул Эпплджек себе за спину, выставил вперёд бейсбольную биту и сделал шаг вперёд…</text:p>
      <text:p text:style-name="P58">…Которым неистово гордился следующие полторы секунды.</text:p>
      <text:p text:style-name="P58"/>
      <text:p text:style-name="P58">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8">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8">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8"><text:soft-page-break/>Второй раз мне пришлось отскакивать от осколков стекла, веером разлетевшихся из-под головы смайлолицего.</text:p>
      <text:p text:style-name="P58">– Флатти! – я кинулся к девушке, скорчившейся на полу.</text:p>
      <text:p text:style-name="P58">Эпплджек выхватила верёвку и подскочила к лежащему без движения смайлолицему.</text:p>
      <text:p text:style-name="P58">– Я уже умерла? Извини, Анон, я больше ничем не могла тебе помочь. Я не умею драться. – бормотала Флаттершай, не открывая глаз.</text:p>
      <text:p text:style-name="P58">За моей спиной тяжело дышала Эпплджек, затягивая на смайлолицем петлю за петлёй.</text:p>
      <text:p text:style-name="P58">– Флатти, вставай! Ты молодец! Лестница свободна! – подбодрил я девушку.</text:p>
      <text:p text:style-name="P58">За спиной послышался шорох.</text:p>
      <text:p text:style-name="P58">– Пирог мне в круп! – охнула Эпплджек.</text:p>
      <text:p text:style-name="P58">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8">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8">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8">Движения смайлолицего обрели слаженность. Он медленно развернулся и направился ко мне.</text:p>
      <text:p text:style-name="P58">Флаттершай брезгливо толкнула ногой осколок, отправив его в лестничный пролёт. Движения смайлолицего опять потеряли осмысленность.</text:p>
      <text:p text:style-name="P58">– Анон, нам нужно торопиться! – дёрнула меня за рукав Эпплджек. – У нас есть сорок минут до закрытия портала.</text:p>
      <text:p text:style-name="P58">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8"/>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6">Прихожая встретила нас толстым слоем пыли. Мы тихонько прошли внутрь. Я задержался, запирая дверь. Девушки разбрелись по квартире.</text:p>
      <text:p text:style-name="P108"><text:span text:style-name="T14">– Анон…</text:span><text:span text:style-name="T1"> Тут окно разбито… И верёвка висит. – пискнула Флаттершай из кухни.</text:span></text:p>
      <text:p text:style-name="P105"><text:span text:style-name="T14">– </text:span><text:span text:style-name="T1">Оставь, Флатти, не сейчас! – отмахнулся я.</text:span></text:p>
      <text:p text:style-name="P106"><text:soft-page-break/>Эпплджек стояла посреди комнаты и оглядывалась.</text:p>
      <text:p text:style-name="P118">– Не нравится мне тут. Чуйка нехорошая…</text:p>
      <text:p text:style-name="P10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9">звёзды на фоне сине-зелёной мглы</text:span><text:span text:style-name="T1">. Я одел наушники и подёргал мышкой, прогоняя скрин-сэйвер.</text:span></text:p>
      <text:p text:style-name="P118">– Привет, Сел.</text:p>
      <text:p text:style-name="P147">Аликорница всполошилась и спрятала <text:span text:style-name="T1">пирожное</text:span> за спину.</text:p>
      <text:p text:style-name="P118">–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6"><text:span text:style-name="T14">Я устало улыбнулся аликорнице </text:span>и осторожно закрыл ноутбук<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106"><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6"><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18"/>
      <text:h text:style-name="P159" text:outline-level="2">24. Отбытие</text:h>
      <text:p text:style-name="P122">&lt;Mission Impossible theme ?&gt;</text:p>
      <text:p text:style-name="P106"><text:span text:style-name="T14">– </text:span>Оп-па! – пробормотала Эпплджек. – Нежданчик!</text:p>
      <text:p text:style-name="P106">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6"><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106"><text:span text:style-name="T14">– А что? – невинно захлопал глазами </text:span>реальный <text:span text:style-name="T14">драконикус. – Я, между прочим, </text:span>намного раньше тебя <text:span text:style-name="T14">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6">Дискорд обернулся на голос и в этот момент я швырнул в него кружкой и бросился к нему через комнату с занесеным над головой стулом.</text:p>
      <text:p text:style-name="P106">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6">– Чего-о-о??? – ахнула Эпплджек. – Анон, я, канешн, на дух не выношу этого прохвоста, но тут ты малость вожжи попутал. Дискорд — не убийца.</text:p>
      <text:p text:style-name="P106">Дискорд благодарно замычал и так энергично закивал головой, что чуть не проглотил кляп.</text:p>
      <text:p text:style-name="P10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6">– А кто, по-твоему, подстроил все эти «несчастные» случаи? Вспомни, как меня чуть не утопил снеговик. Кому ещё это под силу?</text:p>
      <text:p text:style-name="P106">Дискорд возвёл глаза к потолку и завыл. Эпплджек задумалась.</text:p>
      <text:p text:style-name="P10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6">– А зачем тогда ты приложила его книгой? А потом помогла мне его связать? – перебил я фермершу с удивлением.</text:p>
      <text:p text:style-name="P106">Драконикус с натугой наклонил голову к лапе и покрутил пальцем у виска.</text:p>
      <text:p text:style-name="P106">– Потому что ты напал на него. – пожала плечами Эпплджек. – Я и подумала — тебе виднее. И подсобила маленько.</text:p>
      <text:p text:style-name="P106">Звук сирены заставил меня броситься к окну. Три полицейские тойоты сверкали мигалками вокруг «Навары», подобно ёлочной гирлянде.</text:p>
      <text:p text:style-name="P106"/>
      <text:p text:style-name="P106">Проклятье!!!</text:p>
      <text:p text:style-name="P106"/>
      <text:p text:style-name="P106">Я схватил ноутбук, сгрёб девушек в охапку и вытолкал их в коридор. В дверях я обернулся к Дискорду.</text:p>
      <text:p text:style-name="P125"><text:span text:style-name="T14">–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text:span text:style-name="T14">– Нет! Дискорд </text:span>— не убийца!</text:p>
      <text:p text:style-name="P125">С необычной для неё силой, Флаттершай вытащила кляп изо рта драконикуса.</text:p>
      <text:p text:style-name="P125"><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text:soft-page-break/>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25">Или драконикус — гениальный актёр, или… ?</text:p>
      <text:p text:style-name="P125">Я вернулся к драконикусу и уселся на стул напротив него.</text:p>
      <text:p text:style-name="P125"><text:span text:style-name="T14">– </text:span>Говори.</text:p>
      <text:p text:style-name="P125">Дискорд немного успокоился.</text:p>
      <text:p text:style-name="P125"><text:s/><text:span text:style-name="T14">– </text:span>Вообще-то, от тебя следовало бы избавиться, Проводник. Не знаю, что ты там разведал в <text:span text:style-name="T90">заклинании Откровения</text:span>, но чувствую, что твоё знание может погубить Эквестрию. Но к<text:span text:style-name="T14">ак, интересно, я получу без </text:span>тебя<text:span text:style-name="T14"> приз из… копыт Луны?!! 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25"><text:span text:style-name="T14">– </text:span>А кто тогда наслал на нас этих уродов с рисованными рожами? Кто пытался убить меня раз за разом?</text:p>
      <text:p text:style-name="P125">У драконикуса глаза полезли на лоб.</text:p>
      <text:p text:style-name="P125"><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Я задумался. Драконикус, похоже, говорил искренне. Но кто тогда всё это время играл с нами, <text:span text:style-name="T27">словно кот с мышью</text:span>?</text:p>
      <text:p text:style-name="P125"><text:span text:style-name="T14">– </text:span>Анон! <text:span text:style-name="T14">– </text:span>крикнула Эпплджек из прихожей. <text:span text:style-name="T14">– </text:span>Я слышу шум за дверью!</text:p>
      <text:p text:style-name="P125">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5"><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узлы, пытаясь освободиться.</text:span></text:p>
      <text:p text:style-name="P127">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Блё-о-о!</text:p>
      <text:p text:style-name="P125"><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5">Я задрал голову.</text:p>
      <text:p text:style-name="P125">О! Так уже легче! Надо мной всего лишь два этажа. Десять метров верёвки. Если не смотреть вниз, то…</text:p>
      <text:p text:style-name="P125">Я вытер ладони о штаны, ухватил канат и сделал шаг вперёд… </text:p>
      <text:p text:style-name="P125">…</text:p>
      <text:p text:style-name="P125">Святые яйца, я действительно ЭТО сделал!</text:p>
      <text:p text:style-name="P125">…</text:p>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полным отсутствием у неё опыта лазания по канатам.</text:p>
      <text:p text:style-name="P12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5"><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Бляблябляблябля!!!</text:p>
      <text:p text:style-name="P125">БУДЕМ ЖИВЫ — СТАНУ АЛЬПИНИСТО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35">разномастных</text:span> крыльев трепали волосы и выдавливали слёзы из глаз. Тупая боль гнездилась в сожжё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На длинной шее драконикус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25"><text:span text:style-name="T14">–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5">…ограда края крыши промелькнула под нами…</text:p>
      <text:p text:style-name="P125"><text:soft-page-break/><text:span text:style-name="T14">– …</text:span>собственно, на дольше у меня не хватит магии…</text:p>
      <text:p text:style-name="P125"/>
      <text:p text:style-name="P125">Мы летели навстречу закату.</text:p>
      <text:p text:style-name="P125"/>
      <text:p text:style-name="P125">…</text:p>
      <text:p text:style-name="P125"/>
      <text:p text:style-name="P12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5"><text:span text:style-name="T14">–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закрыла глаза и отвернулась.</text:p>
      <text:p text:style-name="P125">– ВНИМАНИЕ!!! – заорал Дискорд, сложил крылья и влетел в коридор.</text:p>
      <text:p text:style-name="P125"/>
      <text:p text:style-name="P126">***</text:p>
      <text:p text:style-name="P126"/>
      <text:p text:style-name="P125">Бля!!!</text:p>
      <text:h text:style-name="Heading_20_2" text:outline-level="2"/>
      <text:h text:style-name="Heading_20_2" text:outline-level="2">25. Разговор за столиком в тишине</text:h>
      <text:p text:style-name="First_20_line_20_indent"><text:span text:style-name="T14">&lt;</text:span><text:span text:style-name="T63">Queen – Flash</text:span><text:span text:style-name="T14">&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5"><text:span text:style-name="T14">–</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5">От неожиданности я только открывал рот, в попытке что-то ответить, но тут же закрывал его. Нужные слова выветрились из головы.</text:p>
      <text:p text:style-name="P55"><text:span text:style-name="T14">– Т</text:span>ы что за хрен вообще? <text:span text:style-name="T14">– наконец сподобился я на членораздельную речь.</text:span></text:p>
      <text:p text:style-name="P55">Зверь смутился.</text:p>
      <text:p text:style-name="P55"><text:span text:style-name="T14">– Гм</text:span>. Анакорн. Демиург. Я тут живу.</text:p>
      <text:p text:style-name="P45">– А сидишь на чём? – вид сидящего на пустоте существа сбивал с толку.</text:p>
      <text:p text:style-name="P55">Демиург что-то прикинул и кивнул сам себе.</text:p>
      <text:p text:style-name="P45">– Гм. Ок.</text:p>
      <text:p text:style-name="P55"><text:span text:style-name="T14">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5">– Так лучше?</text:p>
      <text:p text:style-name="P45">– Вполне.</text:p>
      <text:p text:style-name="P45">Кажется, за последние пару месяцев я разучился удивляться.</text:p>
      <text:p text:style-name="P55"><text:soft-page-break/><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2">.</text:span></text:p>
      <text:p text:style-name="P45"/>
      <text:p text:style-name="P66">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6"/>
      <text:p text:style-name="P45">– Мы спасали Сел. Она оказалась в мире людей. – я вздохнул. – А я отбился от группы.</text:p>
      <text:p text:style-name="P45">– Кого-кого спасали? – удивился Анакорн.</text:p>
      <text:p text:style-name="P45">– Сел. Принцессу Селестию.</text:p>
      <text:p text:style-name="P48">– Продолжай! – с интересом воскликнул Анакорн. – Как бессмертная оказалась в твоём мире, человек?</text:p>
      <text:p text:style-name="P48"/>
      <text:p text:style-name="P52">Ага, так я тебе и сказал! Я не такой идиот, чтоб уничтожить свою единственную надежду вернуться в Эквестрию!</text:p>
      <text:p text:style-name="P48"/>
      <text:p text:style-name="P59"><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8">– Ты сам-то веришь в эту ерунду? – перебил меня Анакорн. – Брось молоть чушь, ты не умешь врать!</text:p>
      <text:p text:style-name="P48"/>
      <text:p text:style-name="P52">Бля! Вот так всегда!</text:p>
      <text:p text:style-name="P48">Я вздохнул.</text:p>
      <text:p text:style-name="P48"/>
      <text:p text:style-name="P59"><text:span text:style-name="T14">– Если я расскажу тебе н</text:span>астоящую<text:span text:style-name="T14"> причину </text:span>— ты исчезнешь! <text:span text:style-name="T14">– угрюмо заявил я.</text:span></text:p>
      <text:p text:style-name="P45">Морда Анакорна осветилась радостным озарением.</text:p>
      <text:p text:style-name="P45"/>
      <text:p text:style-name="P59"><text:span text:style-name="T14">– </text:span><text:span text:style-name="T92">Я ПОНЯЛ, КТО ТЫ!!! КАК </text:span><text:span text:style-name="T93">ЖЕ </text:span><text:span text:style-name="T92">Я СРАЗУ НЕ ДОГАДАЛСЯ?!! Я ДОЛГО ЖДАЛ ТЕБЯ, ПРОВОДНИК! Я УСТАЛ! ПРИСТУПИМ ЖЕ СКОРЕЕ!</text:span></text:p>
      <text:p text:style-name="P48"/>
      <text:p text:style-name="P48">Увидев, что я скорчился в кресле, заткнув уши, Анакорн немного успокоился и приглушил голос.</text:p>
      <text:p text:style-name="P59"><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5"/>
      <text:p text:style-name="P4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9"/>
      <text:p text:style-name="P59"><text:span text:style-name="T14">– Ну… Я не идиот, я видел, что происходит за Чёрным </text:span>э<text:span text:style-name="T14">краном… М</text:span>ир людей — не <text:span text:style-name="T14">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9"/>
      <text:p text:style-name="P59">Я перевёл дух. Анакорн слушал меня и печально кивал. Но не исчезал. </text:p>
      <text:p text:style-name="P4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9"><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48"/>
      <text:p text:style-name="P3"><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2"/>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9">–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9"/>
      <text:p text:style-name="P106">Я запротестовал.</text:p>
      <text:p text:style-name="P109">– В Эквестрии не двигают солнце! Аликорны лишь корректируют орбиту Эквуса вокруг него, хотя все уверены в обратном.</text:p>
      <text:p text:style-name="P109"><text:soft-page-break/>Анакорн улыбнулся во всю морду.</text:p>
      <text:p text:style-name="P109">– Значит, ты уже помогаешь мне, Проводник, даже сам того не осознавая! Я рад!</text:p>
      <text:p text:style-name="P106">Анакорн отпил из стакана и продолжил.</text:p>
      <text:p text:style-name="P109"/>
      <text:p text:style-name="P10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text:p text:style-name="P109">– Ты так говоришь, будто у Эквуса есть свой собственный разум. – заметил я.</text:p>
      <text:p text:style-name="P109">Анакорн усмехнулся.</text:p>
      <text:p text:style-name="P10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9"/>
      <text:p text:style-name="P106">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9"/>
      <text:p text:style-name="P10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6"/>
      <text:p text:style-name="P106">Анакорн мрачно уставился на мерцающую голограмму Эквуса<text:span text:style-name="T35">. Ко мне наконец-то пришло понимание ситуации.</text:span></text:p>
      <text:p text:style-name="P113">– А почему ты сам не можешь поддерживать Эквус? Ты же его демиург? Ну так и питай его своей созидающей силой, пока он не окрепнет!</text:p>
      <text:p text:style-name="P106">Анакорн смутился.</text:p>
      <text:p text:style-name="P106"><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2">творчество таких раздолбаев, как ты и твой дружок Юджин — чтоб ему икнулось, где бы он ни был.</text:span><text:span text:style-name="T52"><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6">– Хмм. То есть, это брони создали Эквус?</text:p>
      <text:p text:style-name="P106">–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6">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6"><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9"/>
      <text:p text:style-name="P106">Я вспомнил события последнего времени<text:span text:style-name="T14">.</text:span></text:p>
      <text:p text:style-name="P10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6">Анакорн с такой силой сжал магическим захватом карандаш, что тот хрустнул.</text:p>
      <text:p text:style-name="P10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9">Я развёл руками.</text:p>
      <text:p text:style-name="P10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9">Анакорн улыбнулся и вскочил с пуфика.</text:p>
      <text:p text:style-name="P106"><text:span text:style-name="T52">–</text:span><text:span text:style-name="T35">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3">Анакорн поправил невесть откуда взявшиеся на переносице очки и ответил.</text:p>
      <text:p text:style-name="P106"><text:span text:style-name="T35">– Ты уже устранил крупнейший дефект Эквестрии </text:span><text:span text:style-name="T52">— манипуляции светилом. Аналогично решаются и остальные проблемы</text:span><text:span text:style-name="T3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5">. Я сам такое проделывал много раз со всякими мелочами, вроде эквестрийской природы и техники. Были там </text:span><text:soft-page-break/><text:span text:style-name="T35">небольшие противоречия, пришлось их загладить. Но с крупными у меня не получается. С ними вообще трудно что-то придумать…</text:span></text:p>
      <text:p text:style-name="P113">Я задумался. На самом деле, интересная логическая задача…</text:p>
      <text:p text:style-name="P10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text:span text:style-name="T52">–</text:span><text:span text:style-name="T35"> А кьютимарки? Как, разрази меня квазар, объяснить кьютимарки? </text:span><text:span text:style-name="T52">– азартно воскликнул Анакорн.</text:span></text:p>
      <text:p text:style-name="P113">– А кьютимарки ты сам даришь пони, когда распознаёшь их жизненное предназначение!!! – так же азартно заорал я.</text:p>
      <text:p text:style-name="P113">– ЧТООО?!! Может, ты думаешь, мне больше заняться нечем, как лепить пони тату на фланки? Так я тебя разочарую! У меня и без того три миллиона дел!</text:p>
      <text:p text:style-name="P113">Я пожал плечами.</text:p>
      <text:p text:style-name="P113">– А по-другому я не могу объяснить их появление. К сожалению.</text:p>
      <text:p text:style-name="P11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3">– Хорошо. Уговорил. Кьютимарки беру на себя. Так и знал, что мне самое трудное достанется!</text:p>
      <text:p text:style-name="P11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на меня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голограмме значительно снизился и сама она стала светиться ровным голубоватым светом.</text:p>
      <text:p text:style-name="P11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3">Я опять задумался. В голове было пусто.</text:p>
      <text:p text:style-name="P113">– Почему бы не оставить самую главную? Ту, что описана в мультике?</text:p>
      <text:p text:style-name="P113">–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56"> точнее, дерево схожих миров Эквуса </text:span><text:span text:style-name="T66">—</text:span><text:span text:style-name="T56"> создали брони. Разумеется, стержнем им послужил именно сериал, но каждый фанфик </text:span><text:span text:style-name="T66">—</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3">Я подумал. Потом ещё раз подумал.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4"><text:soft-page-break/></text:p>
      <text:p text:style-name="P113">Анакорн аж подпрыгнул на месте от восторга и стал мне аплодировать.</text:p>
      <text:p text:style-name="P113"/>
      <text:p text:style-name="P113"><text:span text:style-name="T56">– Наконец-то я вижу свет в конце тоннеля! Как это не пришло мне в голову! Ты всё отлично увязал! Всё сходится! Более того </text:span><text:span text:style-name="T66">—</text:span><text:span text:style-name="T56"> Анакорн заговорщически подмигнул мне </text:span><text:span text:style-name="T66">—</text:span><text:span text:style-name="T56"> всё именно так и было, </text:span><text:span text:style-name="T31">даю перо из третьего ряда</text:span><text:span text:style-name="T56">!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й эквестрийской реальности</text:span><text:span text:style-name="T56">!</text:span></text:p>
      <text:p text:style-name="P114">Я подозрительно посмотрел на Анакорна.</text:p>
      <text:p text:style-name="P113"><text:span text:style-name="T20">– </text:span><text:span text:style-name="T56">Какой ещё, нафиг, «мой фанфик»? Я никакого фанфика не писал. И не собираюсь.</text:span></text:p>
      <text:p text:style-name="P114">Анакорн ехидно ухмыльнулся и сделал мне «глазки».</text:p>
      <text:p text:style-name="P113"><text:span text:style-name="T20">–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3"><text:span text:style-name="T14">– </text:span>Эээ… Тут я тебе точно не помощник. Никогда не писал ничего сложнее технической документации к программам.</text:p>
      <text:p text:style-name="P113"><text:span text:style-name="T14">– </text:span>Пиши, как есть. <text:span text:style-name="T14">– </text:span>развёл копытами Анакорн. <text:span text:style-name="T14">– </text:span>Авось сгодится. Я писать точно не буду <text:span text:style-name="T66">— ты меня с кьютимарками уже пригрузил на ближайшие тысячи лет.</text:span></text:p>
      <text:p text:style-name="P113">…</text:p>
      <text:p text:style-name="P113">Факн щит<text:note text:id="ftn14" text:note-class="footnote"><text:note-citation>14</text:note-citation><text:note-body><text:p text:style-name="P143">Fucking shit — <text:span text:style-name="T1">ёбаное дерьмо</text:span></text:p></text:note-body></text:note>!..</text:p>
      <text:p text:style-name="P113">…</text:p>
      <text:p text:style-name="P113">Ну а что мне остаётся? Я фейспамнул.</text:p>
      <text:p text:style-name="P113"/>
      <text:p text:style-name="P113"><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3">Анакорн насупился и спрятал карандаш в гриву.</text:p>
      <text:p text:style-name="P113"><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3"/>
      <text:p text:style-name="P11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2"/>
      <text:p text:style-name="P112">– Пора закругляться. Ты начинаешь сгорать. Надо утрясти последние детали, пока ещё есть пару минут.</text:p>
      <text:p text:style-name="P106">– Валяй. Я тебя внимательно слушаю.</text:p>
      <text:p text:style-name="P10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6">– А я разве сплю?</text:p>
      <text:p text:style-name="P106">– Сейчас — нет. Но как только мы закроем сделку — проснёшься. Потому что нет иного способа вернуть тебя в реальный мир.</text:p>
      <text:p text:style-name="P106">– Эээ, постой! А как я в Эквестрию и к себе обратно проходил?</text:p>
      <text:p text:style-name="P10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6">Так вот, возвращать тебя обратно в твой мир я не буду.</text:p>
      <text:p text:style-name="P106"/>
      <text:p text:style-name="P106">Я непонимающе хлопал глазами.</text:p>
      <text:p text:style-name="P106"/>
      <text:p text:style-name="P10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0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6">Теперь — об оплате.</text:p>
      <text:p text:style-name="P106"/>
      <text:p text:style-name="P106">Анакорн наклонился ко мне через стол и подмигнул.</text:p>
      <text:p text:style-name="P106"/>
      <text:p text:style-name="P106">– Проси, чего хочешь!</text:p>
      <text:p text:style-name="P106"/>
      <text:p text:style-name="P106">Пока я думал, демиург мурлыкал себе под нос в эйфории: «Да! В такие моменты ощущаешь себя богом! Я крут! Ха-ха!»</text:p>
      <text:p text:style-name="P106"/>
      <text:p text:style-name="P106"><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6">Ради этого написать фанфик — очень малая цена. Совсем ничтожная.</text:p>
      <text:p text:style-name="P113"/>
      <text:p text:style-name="P113">– Верни Дэш!!!</text:p>
      <text:p text:style-name="P113"/>
      <text:p text:style-name="P113">Копыта Анакорна разъехались и он впечатался мордой в стол.</text:p>
      <text:p text:style-name="P113">– Эээ… м-м-м… ну-у-у… Перо мне в зад!..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3">– Другое просить не будешь? – сухо переспросил Анакорн. – Учти, время уходит. То, что я вижу, мне не нравится.</text:p>
      <text:p text:style-name="P113">– Нет! – отрезал я.</text:p>
      <text:p text:style-name="P11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3">– Что? Ты о чём?</text:p>
      <text:p text:style-name="P113">–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3">Есть только маленькая проблемка…</text:p>
      <text:p text:style-name="P113"/>
      <text:p text:style-name="P113">Анакорн скривился и отвёл глаза.</text:p>
      <text:p text:style-name="P113"/>
      <text:p text:style-name="P113">–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Мне очень жаль. Тебе ещё не поздно выбрать что-нибудь другое.</text:p>
      <text:p text:style-name="P113">Я вздохнул. Слишком много философии на мою голову!</text:p>
      <text:p text:style-name="P113">– Делай, как я сказал! А я сделаю своё.</text:p>
      <text:p text:style-name="P113"/>
      <text:p text:style-name="P10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6">– Ты ещё увидишь пару-тройку снов на прощание. Это мой подарок тебе. Удачи!</text:p>
      <text:p text:style-name="P106"/>
      <text:p text:style-name="P107">***</text:p>
      <text:p text:style-name="P114"><text:soft-page-break/></text:p>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нерешительно стояла передо мной в ореоле гривы. Потом она сделала шаг навстречу.</text:p>
      <text:p text:style-name="P114">–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4">Я устало рассмеялся.</text:p>
      <text:p text:style-name="P114">– Сел, я завязал с конеёбством. Извини.</text:p>
      <text:p text:style-name="P114">– В другое время, в другом месте, Анон! В другое время, в другом месте!</text:p>
      <text:p text:style-name="P114"/>
      <text:p text:style-name="P115">***</text:p>
      <text:p text:style-name="P117"/>
      <text:p text:style-name="P48"><text:span text:style-name="T2">–</text:span><text:span text:style-name="T1"> Прости, что хотела убить тебя. Я ослабела и Найтмэр на время одержала верх.</text:span></text:p>
      <text:p text:style-name="P59">Луна с виноватым выражением смотрела на меня сверху вниз. Я поднялся с сияющей флуоресцентным светом травы и рассмеялся.</text:p>
      <text:p text:style-name="P110">– Ты таки выучила современный стиль? Не парься, принцесса, я давно забыл тот эпизод.</text:p>
      <text:p text:style-name="P11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6"/>
      <text:p text:style-name="P119">***</text:p>
      <text:p text:style-name="P118"/>
      <text:p text:style-name="P110">– Думал от меня в другой реальности спрятаться?!</text:p>
      <text:p text:style-name="P110">Передо мной возникла хмурая морда Дискорда.</text:p>
      <text:p text:style-name="P11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6"/>
      <text:p text:style-name="P111">***</text:p>
      <text:p text:style-name="P106"/>
      <text:p text:style-name="P110">– Анон?</text:p>
      <text:p text:style-name="P110">– Дэш?!!</text:p>
      <text:p text:style-name="P110">– Эмм… Ты мне снишься?</text:p>
      <text:p text:style-name="P110">– Нет, Дэш, это ты мне снишься.</text:p>
      <text:p text:style-name="P11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1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0"><text:soft-page-break/>Пегаска почесала в затылке со смущением.</text:p>
      <text:p text:style-name="P110">– Да? Правда? Ну, офигеть! А ты как?</text:p>
      <text:p text:style-name="P105"><text:span text:style-name="T39">– Я в порядке. Вот, возвращаюсь </text:span>в свой мир. Ну, не совсем <text:span text:style-name="T1">в свой</text:span>. Почти.</text:p>
      <text:p text:style-name="P105"><text:span text:style-name="T1">–</text:span> Навсегда?</text:p>
      <text:p text:style-name="P105"><text:span text:style-name="T1">–</text:span> Скорее всего, да.</text:p>
      <text:p text:style-name="P105"><text:span text:style-name="T1">–</text:span> Это плохо. <text:span text:style-name="T1">Я хотела тебе сказать</text:span>…</text:p>
      <text:p text:style-name="P105"><text:span text:style-name="T1">–</text:span> Не надо, Дэш. Не стоит.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7">Хочу, чтобы ты чесал мне холку и хлопал по крупу</text:span>!</text:p>
      <text:p text:style-name="P10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text:span text:style-name="T1">Пинки</text:span>, и Селестию, и всех-всех-всех… Таковы правила.</text:p>
      <text:p text:style-name="P105"><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4">–</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text:p>
      <text:p text:style-name="P105">Я всё ещё помню…</text:p>
      <text:p text:style-name="P61"/>
      <text:h text:style-name="Heading_20_2" text:outline-level="2">Эпилог. Земля</text:h>
      <text:p text:style-name="P120">&lt;<text:span text:style-name="T62">Daft Punk – Get Lucky</text:span>&gt;</text:p>
      <text:p text:style-name="P124">Звон будильника чуть не проломил башку. Я открыл глаза. </text:p>
      <text:p text:style-name="P124"><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24"><text:span text:style-name="T1">Я нашарил ногами тапки и пошёл в ванную. Проходя мимо стола, зацепился взглядом за</text:span> эскиз <text:span text:style-name="T1">рисунка</text:span>.&lt;<text:span text:style-name="T90">эскиз первого рисунка – Сел ложит рог Анону на плечо</text:span>&gt;</text:p>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3"><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23">Попытка притронуться щёткой к зубу вызвала ноющую боль. </text:p>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3">Доставая из стола ключи от машины, опять наткнулся взглядом на эскиз.</text:p>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3">Назову-ка я фантазию «Последний фанфик»…</text:p>
      <text:p text:style-name="P123"/>
      <text:p text:style-name="P1"><text:span text:style-name="T39">&lt;</text:span><text:span text:style-name="T29">И вообще, обзаведусь в конце-концов рогом и наставлю Селестиии рогов!»</text:span><text:span text:style-name="T39">&gt;</text:span></text:p>
      <text:p text:style-name="P48">&lt;<text:span text:style-name="T28">-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1T20:04:29.618834971</dc:date>
    <meta:editing-duration>P125DT17H41M57S</meta:editing-duration>
    <meta:editing-cycles>7607</meta:editing-cycles>
    <meta:generator>LibreOffice/5.1.6.2$Linux_X86_64 LibreOffice_project/10m0$Build-2</meta:generator>
    <meta:document-statistic meta:table-count="0" meta:image-count="0" meta:object-count="0" meta:page-count="193" meta:paragraph-count="4170" meta:word-count="85093" meta:character-count="564844" meta:non-whitespace-character-count="479878"/>
  </office:meta>
</office:document-meta>
</file>